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mao@ermao-ThinkPad-T510:~$ sudo apt-get install wine-stabl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fonts-wine gcc-8-base:i386 gstreamer1.0-plugins-base:i386</text:p>
      <text:p text:style-name="Standard"><text:s text:c="2"/>libasn1-8-heimdal:i386 libasound2:i386 libasound2-plugins:i386</text:p>
      <text:p text:style-name="Standard"><text:s text:c="2"/>libasyncns0:i386 libavahi-client3:i386 libavahi-common-data:i386</text:p>
      <text:p text:style-name="Standard"><text:s text:c="2"/>libavahi-common3:i386 libblkid1:i386 libbsd0:i386 libc6:i386 libcairo2:i386</text:p>
      <text:p text:style-name="Standard"><text:s text:c="2"/>libcap2:i386 libcapi20-3 libcapi20-3:i386 libcdparanoia0:i386</text:p>
      <text:p text:style-name="Standard"><text:s text:c="2"/>libcom-err2:i386 libcups2:i386 libdb5.3:i386 libdbus-1-3:i386</text:p>
      <text:p text:style-name="Standard"><text:s text:c="2"/>libdrm-amdgpu1:i386 libdrm-intel1:i386 libdrm-nouveau2:i386</text:p>
      <text:p text:style-name="Standard"><text:s text:c="2"/>libdrm-radeon1:i386 libdrm2:i386 libedit2:i386 libelf1:i386 libexif12:i386</text:p>
      <text:p text:style-name="Standard"><text:s text:c="2"/>libexpat1:i386 libffi6:i386 libflac8:i386 libfontconfig1:i386</text:p>
      <text:p text:style-name="Standard"><text:s text:c="2"/>libfreetype6:i386 libgcc1:i386 libgcrypt20:i386 libgd3:i386 libgl1:i386</text:p>
      <text:p text:style-name="Standard"><text:s text:c="2"/>libgl1-mesa-dri:i386 libgl1-mesa-glx:i386 libglapi-mesa:i386</text:p>
      <text:p text:style-name="Standard"><text:s text:c="2"/>libglib2.0-0:i386 libglu1-mesa:i386 libglvnd0:i386 libglx-mesa0:i386</text:p>
      <text:p text:style-name="Standard"><text:s text:c="2"/>libglx0:i386 libgmp10:i386 libgnutls30:i386 libgpg-error0:i386</text:p>
      <text:p text:style-name="Standard"><text:s text:c="2"/>libgphoto2-6:i386 libgphoto2-port12:i386 libgpm2:i386 libgsm1 libgsm1:i386</text:p>
      <text:p text:style-name="Standard"><text:s text:c="2"/>libgssapi-krb5-2:i386 libgssapi3-heimdal:i386</text:p>
      <text:p text:style-name="Standard"><text:s text:c="2"/>libgstreamer-plugins-base1.0-0:i386 libgstreamer1.0-0:i386</text:p>
      <text:p text:style-name="Standard"><text:s text:c="2"/>libhcrypto4-heimdal:i386 libheimbase1-heimdal:i386 libheimntlm0-heimdal:i386</text:p>
      <text:p text:style-name="Standard"><text:s text:c="2"/>libhogweed4:i386 libhx509-5-heimdal:i386 libicu60:i386 libidn2-0:i386</text:p>
      <text:p text:style-name="Standard"><text:s text:c="2"/>libieee1284-3:i386 libjack-jackd2-0:i386 libjbig0:i386 libjpeg-turbo8:i386</text:p>
      <text:p text:style-name="Standard"><text:s text:c="2"/>libjpeg8:i386 libk5crypto3:i386 libkeyutils1:i386 libkrb5-26-heimdal:i386</text:p>
      <text:p text:style-name="Standard"><text:s text:c="2"/>libkrb5-3:i386 libkrb5support0:i386 liblcms2-2:i386 libldap-2.4-2:i386</text:p>
      <text:p text:style-name="Standard"><text:s text:c="2"/>libllvm6.0:i386 libltdl7:i386 liblz4-1:i386 liblzma5:i386 libmount1:i386</text:p>
      <text:p text:style-name="Standard"><text:s text:c="2"/>libmpg123-0:i386 libncurses5:i386 libnettle6:i386 libodbc1 libodbc1:i386</text:p>
      <text:p text:style-name="Standard"><text:s text:c="2"/>libogg0:i386 libopenal-data libopenal1 libopenal1:i386 libopus0:i386</text:p>
      <text:p text:style-name="Standard"><text:s text:c="2"/>liborc-0.4-0:i386 libosmesa6 libosmesa6:i386 libp11-kit0:i386</text:p>
      <text:p text:style-name="Standard"><text:s text:c="2"/>libpcap0.8:i386 libpciaccess0:i386 libpcre3:i386 libpixman-1-0:i386</text:p>
      <text:p text:style-name="Standard"><text:s text:c="2"/>libpng16-16:i386 libpulse0:i386 libroken18-heimdal:i386 libsamplerate0:i386</text:p>
      <text:p text:style-name="Standard"><text:s text:c="2"/>libsane1:i386 libsasl2-2:i386 libsasl2-modules:i386 libsasl2-modules-db:i386</text:p>
      <text:p text:style-name="Standard"><text:s text:c="2"/>libselinux1:i386 libsensors4:i386 libsndfile1:i386 libsndio6.1</text:p>
      <text:p text:style-name="Standard"><text:s text:c="2"/>libsndio6.1:i386 libspeexdsp1:i386 libsqlite3-0:i386 libssl1.1:i386</text:p>
      <text:p text:style-name="Standard"><text:s text:c="2"/>libstdc++6:i386 libsystemd0:i386 libtasn1-6:i386 libtheora0:i386</text:p>
      <text:p text:style-name="Standard"><text:s text:c="2"/>libtiff5:i386 libtinfo5:i386 libudev1:i386 libunistring2:i386</text:p>
      <text:p text:style-name="Standard"><text:s text:c="2"/>libusb-1.0-0:i386 libuuid1:i386 libv4l-0:i386 libv4lconvert0:i386</text:p>
      <text:p text:style-name="Standard"><text:s text:c="2"/>libvisual-0.4-0:i386 libvorbis0a:i386 libvorbisenc2:i386 libwebp6:i386</text:p>
      <text:p text:style-name="Standard"><text:s text:c="2"/>libwind0-heimdal:i386 libwine libwine:i386 libwrap0:i386 libx11-6:i386</text:p>
      <text:p text:style-name="Standard"><text:s text:c="2"/>libx11-xcb1:i386 libxau6:i386 libxcb-dri2-0:i386 libxcb-dri3-0:i386</text:p>
      <text:p text:style-name="Standard"><text:s text:c="2"/>libxcb-glx0:i386 libxcb-present0:i386 libxcb-render0:i386 libxcb-shm0:i386</text:p>
      <text:p text:style-name="Standard"><text:s text:c="2"/>libxcb-sync1:i386 libxcb1:i386 libxcomposite1:i386 libxcursor1:i386</text:p>
      <text:p text:style-name="Standard"><text:s text:c="2"/>libxdamage1:i386 libxdmcp6:i386 libxext6:i386 libxfixes3:i386 libxi6:i386</text:p>
      <text:p text:style-name="Standard"><text:s text:c="2"/>libxinerama1:i386 libxml2:i386 libxpm4:i386 libxrandr2:i386 libxrender1:i386</text:p>
      <text:p text:style-name="Standard"><text:s text:c="2"/>libxshmfence1:i386 libxslt1.1:i386 libxxf86vm1:i386 ocl-icd-libopencl1</text:p>
      <text:p text:style-name="Standard"><text:s text:c="2"/>ocl-icd-libopencl1:i386 wine32:i386 wine64 zlib1g:i386</text:p>
      <text:p text:style-name="Standard">Suggested packages:</text:p>
      <text:p text:style-name="Standard"><text:s text:c="2"/>gvfs:i386 glibc-doc:i386 locales:i386 rng-tools:i386 libgd-tools:i386</text:p>
      <text:p text:style-name="Standard"><text:soft-page-break/><text:s text:c="2"/>gnutls-bin:i386 gphoto2:i386 gpm:i386 krb5-doc:i386 krb5-user:i386</text:p>
      <text:p text:style-name="Standard"><text:s text:c="2"/>libvisual-0.4-plugins:i386 gstreamer1.0-tools:i386 jackd2:i386 libmyodbc</text:p>
      <text:p text:style-name="Standard"><text:s text:c="2"/>odbc-postgresql tdsodbc unixodbc-bin libmyodbc:i386 odbc-postgresql:i386</text:p>
      <text:p text:style-name="Standard"><text:s text:c="2"/>tdsodbc:i386 unixodbc-bin:i386 libportaudio2 libportaudio2:i386</text:p>
      <text:p text:style-name="Standard"><text:s text:c="2"/>opus-tools:i386 hplip:i386 libsasl2-modules-gssapi-mit:i386</text:p>
      <text:p text:style-name="Standard"><text:s text:c="2"/>| libsasl2-modules-gssapi-heimdal:i386 libsasl2-modules-ldap:i386</text:p>
      <text:p text:style-name="Standard"><text:s text:c="2"/>libsasl2-modules-otp:i386 libsasl2-modules-sql:i386 lm-sensors:i386 sndiod</text:p>
      <text:p text:style-name="Standard"><text:s text:c="2"/>sndiod:i386 ttf-mscorefonts-installer ttf-mscorefonts-installer:i386</text:p>
      <text:p text:style-name="Standard"><text:s text:c="2"/>opencl-icd opencl-icd:i386 winbind winetricks playonlinux wine-binfmt dosbox</text:p>
      <text:p text:style-name="Standard"><text:s text:c="2"/>libwine-gecko-2.47:i386 wine32-preloader:i386 libwine-gecko-2.47</text:p>
      <text:p text:style-name="Standard"><text:s text:c="2"/>wine64-preloader</text:p>
      <text:p text:style-name="Standard">The following NEW packages will be installed:</text:p>
      <text:p text:style-name="Standard"><text:s text:c="2"/>fonts-wine gcc-8-base:i386 gstreamer1.0-plugins-base:i386</text:p>
      <text:p text:style-name="Standard"><text:s text:c="2"/>libasn1-8-heimdal:i386 libasound2:i386 libasound2-plugins:i386</text:p>
      <text:p text:style-name="Standard"><text:s text:c="2"/>libasyncns0:i386 libavahi-client3:i386 libavahi-common-data:i386</text:p>
      <text:p text:style-name="Standard"><text:s text:c="2"/>libavahi-common3:i386 libblkid1:i386 libbsd0:i386 libc6:i386 libcairo2:i386</text:p>
      <text:p text:style-name="Standard"><text:s text:c="2"/>libcap2:i386 libcapi20-3 libcapi20-3:i386 libcdparanoia0:i386</text:p>
      <text:p text:style-name="Standard"><text:s text:c="2"/>libcom-err2:i386 libcups2:i386 libdb5.3:i386 libdbus-1-3:i386</text:p>
      <text:p text:style-name="Standard"><text:s text:c="2"/>libdrm-amdgpu1:i386 libdrm-intel1:i386 libdrm-nouveau2:i386</text:p>
      <text:p text:style-name="Standard"><text:s text:c="2"/>libdrm-radeon1:i386 libdrm2:i386 libedit2:i386 libelf1:i386 libexif12:i386</text:p>
      <text:p text:style-name="Standard"><text:s text:c="2"/>libexpat1:i386 libffi6:i386 libflac8:i386 libfontconfig1:i386</text:p>
      <text:p text:style-name="Standard"><text:s text:c="2"/>libfreetype6:i386 libgcc1:i386 libgcrypt20:i386 libgd3:i386 libgl1:i386</text:p>
      <text:p text:style-name="Standard"><text:s text:c="2"/>libgl1-mesa-dri:i386 libgl1-mesa-glx:i386 libglapi-mesa:i386</text:p>
      <text:p text:style-name="Standard"><text:s text:c="2"/>libglib2.0-0:i386 libglu1-mesa:i386 libglvnd0:i386 libglx-mesa0:i386</text:p>
      <text:p text:style-name="Standard"><text:s text:c="2"/>libglx0:i386 libgmp10:i386 libgnutls30:i386 libgpg-error0:i386</text:p>
      <text:p text:style-name="Standard"><text:s text:c="2"/>libgphoto2-6:i386 libgphoto2-port12:i386 libgpm2:i386 libgsm1 libgsm1:i386</text:p>
      <text:p text:style-name="Standard"><text:s text:c="2"/>libgssapi-krb5-2:i386 libgssapi3-heimdal:i386</text:p>
      <text:p text:style-name="Standard"><text:s text:c="2"/>libgstreamer-plugins-base1.0-0:i386 libgstreamer1.0-0:i386</text:p>
      <text:p text:style-name="Standard"><text:s text:c="2"/>libhcrypto4-heimdal:i386 libheimbase1-heimdal:i386 libheimntlm0-heimdal:i386</text:p>
      <text:p text:style-name="Standard"><text:s text:c="2"/>libhogweed4:i386 libhx509-5-heimdal:i386 libicu60:i386 libidn2-0:i386</text:p>
      <text:p text:style-name="Standard"><text:s text:c="2"/>libieee1284-3:i386 libjack-jackd2-0:i386 libjbig0:i386 libjpeg-turbo8:i386</text:p>
      <text:p text:style-name="Standard"><text:s text:c="2"/>libjpeg8:i386 libk5crypto3:i386 libkeyutils1:i386 libkrb5-26-heimdal:i386</text:p>
      <text:p text:style-name="Standard"><text:s text:c="2"/>libkrb5-3:i386 libkrb5support0:i386 liblcms2-2:i386 libldap-2.4-2:i386</text:p>
      <text:p text:style-name="Standard"><text:s text:c="2"/>libllvm6.0:i386 libltdl7:i386 liblz4-1:i386 liblzma5:i386 libmount1:i386</text:p>
      <text:p text:style-name="Standard"><text:s text:c="2"/>libmpg123-0:i386 libncurses5:i386 libnettle6:i386 libodbc1 libodbc1:i386</text:p>
      <text:p text:style-name="Standard"><text:s text:c="2"/>libogg0:i386 libopenal-data libopenal1 libopenal1:i386 libopus0:i386</text:p>
      <text:p text:style-name="Standard"><text:s text:c="2"/>liborc-0.4-0:i386 libosmesa6 libosmesa6:i386 libp11-kit0:i386</text:p>
      <text:p text:style-name="Standard"><text:s text:c="2"/>libpcap0.8:i386 libpciaccess0:i386 libpcre3:i386 libpixman-1-0:i386</text:p>
      <text:p text:style-name="Standard"><text:s text:c="2"/>libpng16-16:i386 libpulse0:i386 libroken18-heimdal:i386 libsamplerate0:i386</text:p>
      <text:p text:style-name="Standard"><text:s text:c="2"/>libsane1:i386 libsasl2-2:i386 libsasl2-modules:i386 libsasl2-modules-db:i386</text:p>
      <text:p text:style-name="Standard"><text:s text:c="2"/>libselinux1:i386 libsensors4:i386 libsndfile1:i386 libsndio6.1</text:p>
      <text:p text:style-name="Standard"><text:s text:c="2"/>libsndio6.1:i386 libspeexdsp1:i386 libsqlite3-0:i386 libssl1.1:i386</text:p>
      <text:p text:style-name="Standard"><text:s text:c="2"/>libstdc++6:i386 libsystemd0:i386 libtasn1-6:i386 libtheora0:i386</text:p>
      <text:p text:style-name="Standard"><text:s text:c="2"/>libtiff5:i386 libtinfo5:i386 libudev1:i386 libunistring2:i386</text:p>
      <text:p text:style-name="Standard"><text:s text:c="2"/>libusb-1.0-0:i386 libuuid1:i386 libv4l-0:i386 libv4lconvert0:i386</text:p>
      <text:p text:style-name="Standard"><text:s text:c="2"/>libvisual-0.4-0:i386 libvorbis0a:i386 libvorbisenc2:i386 libwebp6:i386</text:p>
      <text:p text:style-name="Standard"><text:s text:c="2"/>libwind0-heimdal:i386 libwine libwine:i386 libwrap0:i386 libx11-6:i386</text:p>
      <text:p text:style-name="Standard"><text:s text:c="2"/>libx11-xcb1:i386 libxau6:i386 libxcb-dri2-0:i386 libxcb-dri3-0:i386</text:p>
      <text:p text:style-name="Standard"><text:s text:c="2"/>libxcb-glx0:i386 libxcb-present0:i386 libxcb-render0:i386 libxcb-shm0:i386</text:p>
      <text:p text:style-name="Standard"><text:soft-page-break/><text:s text:c="2"/>libxcb-sync1:i386 libxcb1:i386 libxcomposite1:i386 libxcursor1:i386</text:p>
      <text:p text:style-name="Standard"><text:s text:c="2"/>libxdamage1:i386 libxdmcp6:i386 libxext6:i386 libxfixes3:i386 libxi6:i386</text:p>
      <text:p text:style-name="Standard"><text:s text:c="2"/>libxinerama1:i386 libxml2:i386 libxpm4:i386 libxrandr2:i386 libxrender1:i386</text:p>
      <text:p text:style-name="Standard"><text:s text:c="2"/>libxshmfence1:i386 libxslt1.1:i386 libxxf86vm1:i386 ocl-icd-libopencl1</text:p>
      <text:p text:style-name="Standard"><text:s text:c="2"/>ocl-icd-libopencl1:i386 wine-stable wine32:i386 wine64 zlib1g:i386</text:p>
      <text:p text:style-name="Standard">0 upgraded, 169 newly installed, 0 to remove and 15 not upgraded.</text:p>
      <text:p text:style-name="Standard">Need to get 102 MB of archives.</text:p>
      <text:p text:style-name="Standard">After this operation, 735 MB of additional disk space will be used.</text:p>
      <text:p text:style-name="Standard">Do you want to continue? [Y/n] y</text:p>
      <text:p text:style-name="Standard">Get:1 http://ca.archive.ubuntu.com/ubuntu bionic-updates/main i386 gcc-8-base i386 8.2.0-1ubuntu2~18.04 [18.3 kB]</text:p>
      <text:p text:style-name="Standard">Get:2 http://ca.archive.ubuntu.com/ubuntu bionic-updates/main i386 libgcc1 i386 1:8.2.0-1ubuntu2~18.04 [48.1 kB]</text:p>
      <text:p text:style-name="Standard">Get:3 http://ca.archive.ubuntu.com/ubuntu bionic/main i386 libc6 i386 2.27-3ubuntu1 [2,551 kB]</text:p>
      <text:p text:style-name="Standard">Get:4 http://ca.archive.ubuntu.com/ubuntu bionic/main i386 libgpg-error0 i386 1.27-6 [41.4 kB]</text:p>
      <text:p text:style-name="Standard">Get:5 http://ca.archive.ubuntu.com/ubuntu bionic-updates/main i386 libgcrypt20 i386 1.8.1-4ubuntu1.1 [399 kB]</text:p>
      <text:p text:style-name="Standard">Get:6 http://ca.archive.ubuntu.com/ubuntu bionic/main i386 liblz4-1 i386 0.0~r131-2ubuntu3 [39.1 kB]</text:p>
      <text:p text:style-name="Standard">Get:7 http://ca.archive.ubuntu.com/ubuntu bionic/main i386 liblzma5 i386 5.2.2-1.3 [98.5 kB]</text:p>
      <text:p text:style-name="Standard">Get:8 http://ca.archive.ubuntu.com/ubuntu bionic-updates/main i386 libsystemd0 i386 237-3ubuntu10.3 [221 kB]</text:p>
      <text:p text:style-name="Standard">Get:9 http://ca.archive.ubuntu.com/ubuntu bionic/main i386 libxau6 i386 1:1.0.8-1 [8,352 B]</text:p>
      <text:p text:style-name="Standard">Get:10 http://ca.archive.ubuntu.com/ubuntu bionic/main i386 libbsd0 i386 0.8.7-1 [44.7 kB]</text:p>
      <text:p text:style-name="Standard">Get:11 http://ca.archive.ubuntu.com/ubuntu bionic/main i386 libxdmcp6 i386 1:1.1.2-3 [11.1 kB]</text:p>
      <text:p text:style-name="Standard">Get:12 http://ca.archive.ubuntu.com/ubuntu bionic/main i386 libxcb1 i386 1.13-1 [50.0 kB]</text:p>
      <text:p text:style-name="Standard">Get:13 http://ca.archive.ubuntu.com/ubuntu bionic-updates/main i386 libx11-6 i386 2:1.6.4-3ubuntu0.1 [595 kB]</text:p>
      <text:p text:style-name="Standard">Get:14 http://ca.archive.ubuntu.com/ubuntu bionic/main i386 libxext6 i386 2:1.3.3-1 [31.6 kB]</text:p>
      <text:p text:style-name="Standard">Get:15 http://ca.archive.ubuntu.com/ubuntu bionic-updates/main i386 libjpeg-turbo8 i386 1.5.2-0ubuntu5.18.04.1 [118 kB]</text:p>
      <text:p text:style-name="Standard">Get:16 http://ca.archive.ubuntu.com/ubuntu bionic/main i386 libogg0 i386 1.3.2-1 [16.2 kB]</text:p>
      <text:p text:style-name="Standard">Get:17 http://ca.archive.ubuntu.com/ubuntu bionic/main i386 libxinerama1 i386 2:1.1.3-1 [7,900 B]</text:p>
      <text:p text:style-name="Standard">Get:18 http://ca.archive.ubuntu.com/ubuntu bionic/main i386 libxxf86vm1 i386 1:1.1.4-1 [11.3 kB]</text:p>
      <text:p text:style-name="Standard">Get:19 http://ca.archive.ubuntu.com/ubuntu bionic-updates/main i386 libuuid1 i386 2.31.1-0.4ubuntu3.2 [20.8 kB]</text:p>
      <text:p text:style-name="Standard">Get:20 http://ca.archive.ubuntu.com/ubuntu bionic-updates/main i386 libblkid1 i386 2.31.1-0.4ubuntu3.2 [140 kB]</text:p>
      <text:p text:style-name="Standard">Get:21 http://ca.archive.ubuntu.com/ubuntu bionic/main i386 libcom-err2 i386 1.44.1-1 [10.2 kB]</text:p>
      <text:p text:style-name="Standard">Get:22 http://ca.archive.ubuntu.com/ubuntu bionic/main i386 libdb5.3 i386 5.3.28-13.1ubuntu1 [738 kB]</text:p>
      <text:p text:style-name="Standard">Get:23 http://ca.archive.ubuntu.com/ubuntu bionic/main i386 libpcre3 i386 2:8.39-9 [228 kB]</text:p>
      <text:p text:style-name="Standard">Get:24 http://ca.archive.ubuntu.com/ubuntu bionic/main i386 libselinux1 i386 2.7-2build2 [72.9 kB]</text:p>
      <text:p text:style-name="Standard">Get:25 http://ca.archive.ubuntu.com/ubuntu bionic-updates/main i386 libmount1 i386 2.31.1-0.4ubuntu3.2 [149 kB]</text:p>
      <text:p text:style-name="Standard">Get:26 http://ca.archive.ubuntu.com/ubuntu bionic-updates/main i386 libtinfo5 i386 6.1-1ubuntu1.18.04 [80.4 kB]</text:p>
      <text:p text:style-name="Standard">Get:27 http://ca.archive.ubuntu.com/ubuntu bionic-updates/main i386 libncurses5 i386 6.1-1ubuntu1.18.04 [101 kB]</text:p>
      <text:p text:style-name="Standard"><text:soft-page-break/>Get:28 http://ca.archive.ubuntu.com/ubuntu bionic-updates/main i386 libudev1 i386 237-3ubuntu10.3 [57.5 kB]</text:p>
      <text:p text:style-name="Standard">Get:29 http://ca.archive.ubuntu.com/ubuntu bionic/main i386 zlib1g i386 1:1.2.11.dfsg-0ubuntu2 [58.2 kB]</text:p>
      <text:p text:style-name="Standard">Get:30 http://ca.archive.ubuntu.com/ubuntu bionic/main i386 libcap2 i386 1:2.25-1.2 [13.4 kB]</text:p>
      <text:p text:style-name="Standard">Get:31 http://ca.archive.ubuntu.com/ubuntu bionic/main i386 libdbus-1-3 i386 1.12.2-1ubuntu1 [188 kB]</text:p>
      <text:p text:style-name="Standard">Get:32 http://ca.archive.ubuntu.com/ubuntu bionic/main i386 libelf1 i386 0.170-0.4 [50.7 kB]</text:p>
      <text:p text:style-name="Standard">Get:33 http://ca.archive.ubuntu.com/ubuntu bionic/main i386 libexpat1 i386 2.2.5-3 [78.1 kB]</text:p>
      <text:p text:style-name="Standard">Get:34 http://ca.archive.ubuntu.com/ubuntu bionic/main i386 libffi6 i386 3.2.1-8 [17.2 kB]</text:p>
      <text:p text:style-name="Standard">Get:35 http://ca.archive.ubuntu.com/ubuntu bionic-updates/main i386 libglib2.0-0 i386 2.56.2-0ubuntu0.18.04.2 [1,234 kB]</text:p>
      <text:p text:style-name="Standard">Get:36 http://ca.archive.ubuntu.com/ubuntu bionic/main i386 libgmp10 i386 2:6.1.2+dfsg-2 [246 kB]</text:p>
      <text:p text:style-name="Standard">Get:37 http://ca.archive.ubuntu.com/ubuntu bionic/main i386 libnettle6 i386 3.4-1 [127 kB]</text:p>
      <text:p text:style-name="Standard">Get:38 http://ca.archive.ubuntu.com/ubuntu bionic/main i386 libhogweed4 i386 3.4-1 [139 kB]</text:p>
      <text:p text:style-name="Standard">Get:39 http://ca.archive.ubuntu.com/ubuntu bionic/main i386 libunistring2 i386 0.9.9-0ubuntu1 [385 kB]</text:p>
      <text:p text:style-name="Standard">Get:40 http://ca.archive.ubuntu.com/ubuntu bionic/main i386 libidn2-0 i386 2.0.4-1.1build2 [48.7 kB]</text:p>
      <text:p text:style-name="Standard">Get:41 http://ca.archive.ubuntu.com/ubuntu bionic/main i386 libp11-kit0 i386 0.23.9-2 [185 kB]</text:p>
      <text:p text:style-name="Standard">Get:42 http://ca.archive.ubuntu.com/ubuntu bionic/main i386 libtasn1-6 i386 4.13-2 [38.8 kB]</text:p>
      <text:p text:style-name="Standard">Get:43 http://ca.archive.ubuntu.com/ubuntu bionic/main i386 libgnutls30 i386 3.5.18-1ubuntu1 [659 kB]</text:p>
      <text:p text:style-name="Standard">Get:44 http://ca.archive.ubuntu.com/ubuntu bionic-updates/main i386 libstdc++6 i386 8.2.0-1ubuntu2~18.04 [430 kB]</text:p>
      <text:p text:style-name="Standard">Get:45 http://ca.archive.ubuntu.com/ubuntu bionic/main i386 libicu60 i386 60.2-3ubuntu3 [8,193 kB]</text:p>
      <text:p text:style-name="Standard">Get:46 http://ca.archive.ubuntu.com/ubuntu bionic/main i386 libsqlite3-0 i386 3.22.0-1 [531 kB]</text:p>
      <text:p text:style-name="Standard">Get:47 http://ca.archive.ubuntu.com/ubuntu bionic-updates/main i386 libssl1.1 i386 1.1.0g-2ubuntu4.1 [1,123 kB]</text:p>
      <text:p text:style-name="Standard">Get:48 http://ca.archive.ubuntu.com/ubuntu bionic-updates/main i386 libxml2 i386 2.9.4+dfsg1-6.1ubuntu1.2 [698 kB]</text:p>
      <text:p text:style-name="Standard">Get:49 http://ca.archive.ubuntu.com/ubuntu bionic/main i386 libdrm2 i386 2.4.91-2 [33.9 kB]</text:p>
      <text:p text:style-name="Standard">Get:50 http://ca.archive.ubuntu.com/ubuntu bionic/main i386 libedit2 i386 3.1-20170329-1 [80.4 kB]</text:p>
      <text:p text:style-name="Standard">Get:51 http://ca.archive.ubuntu.com/ubuntu bionic/main i386 libkrb5support0 i386 1.16-2build1 [32.8 kB]</text:p>
      <text:p text:style-name="Standard">Get:52 http://ca.archive.ubuntu.com/ubuntu bionic/main i386 libk5crypto3 i386 1.16-2build1 [90.0 kB]</text:p>
      <text:p text:style-name="Standard">Get:53 http://ca.archive.ubuntu.com/ubuntu bionic/main i386 libkeyutils1 i386 1.5.9-9.2ubuntu2 [8,968 B]</text:p>
      <text:p text:style-name="Standard">Get:54 http://ca.archive.ubuntu.com/ubuntu bionic/main i386 libkrb5-3 i386 1.16-2build1 [303 kB]</text:p>
      <text:p text:style-name="Standard">Get:55 http://ca.archive.ubuntu.com/ubuntu bionic/main i386 libgssapi-krb5-2 i386 1.16-2build1 [132 kB]</text:p>
      <text:p text:style-name="Standard">Get:56 http://ca.archive.ubuntu.com/ubuntu bionic/main i386 libpcap0.8 i386 1.8.1-6ubuntu1 [124 kB]</text:p>
      <text:p text:style-name="Standard">Get:57 http://ca.archive.ubuntu.com/ubuntu bionic-updates/main i386 libpng16-16 i386 1.6.34-1ubuntu0.18.04.1 [184 kB]</text:p>
      <text:p text:style-name="Standard">Get:58 http://ca.archive.ubuntu.com/ubuntu bionic/main i386 libusb-1.0-0 i386 2:1.0.21-2 [46.7 kB]</text:p>
      <text:p text:style-name="Standard">Get:59 http://ca.archive.ubuntu.com/ubuntu bionic/universe amd64 fonts-wine all 3.0-1ubuntu1 [146 kB]</text:p>
      <text:p text:style-name="Standard">Get:60 http://ca.archive.ubuntu.com/ubuntu bionic/main i386 libcdparanoia0 i386 3.10.2+debian-13 [53.4 kB]</text:p>
      <text:p text:style-name="Standard"><text:soft-page-break/>Get:61 http://ca.archive.ubuntu.com/ubuntu bionic-updates/main i386 libgstreamer1.0-0 i386 1.14.1-1~ubuntu18.04.1 [892 kB]</text:p>
      <text:p text:style-name="Standard">Get:62 http://ca.archive.ubuntu.com/ubuntu bionic/main i386 liborc-0.4-0 i386 1:0.4.28-1 [148 kB]</text:p>
      <text:p text:style-name="Standard">Get:63 http://ca.archive.ubuntu.com/ubuntu bionic-updates/main i386 libgstreamer-plugins-base1.0-0 i386 1.14.1-1ubuntu1~ubuntu18.04.1 [704 kB]</text:p>
      <text:p text:style-name="Standard">Get:64 http://ca.archive.ubuntu.com/ubuntu bionic/main i386 libopus0 i386 1.1.2-1ubuntu1 [158 kB]</text:p>
      <text:p text:style-name="Standard">Get:65 http://ca.archive.ubuntu.com/ubuntu bionic/main i386 libfreetype6 i386 2.8.1-2ubuntu2 [351 kB]</text:p>
      <text:p text:style-name="Standard">Get:66 http://ca.archive.ubuntu.com/ubuntu bionic/main i386 libfontconfig1 i386 2.12.6-0ubuntu2 [146 kB]</text:p>
      <text:p text:style-name="Standard">Get:67 http://ca.archive.ubuntu.com/ubuntu bionic/main i386 libpixman-1-0 i386 0.34.0-2 [235 kB]</text:p>
      <text:p text:style-name="Standard">Get:68 http://ca.archive.ubuntu.com/ubuntu bionic/main i386 libxcb-render0 i386 1.13-1 [15.9 kB]</text:p>
      <text:p text:style-name="Standard">Get:69 http://ca.archive.ubuntu.com/ubuntu bionic/main i386 libxcb-shm0 i386 1.13-1 [5,720 B]</text:p>
      <text:p text:style-name="Standard">Get:70 http://ca.archive.ubuntu.com/ubuntu bionic/main i386 libxrender1 i386 1:0.9.10-1 [19.9 kB]</text:p>
      <text:p text:style-name="Standard">Get:71 http://ca.archive.ubuntu.com/ubuntu bionic/main i386 libcairo2 i386 1.15.10-2 [636 kB]</text:p>
      <text:p text:style-name="Standard">Get:72 http://ca.archive.ubuntu.com/ubuntu bionic/main i386 libtheora0 i386 1.1.1+dfsg.1-14 [164 kB]</text:p>
      <text:p text:style-name="Standard">Get:73 http://ca.archive.ubuntu.com/ubuntu bionic/main i386 libvisual-0.4-0 i386 0.4.0-11 [107 kB]</text:p>
      <text:p text:style-name="Standard">Get:74 http://ca.archive.ubuntu.com/ubuntu bionic/main i386 libvorbis0a i386 1.3.5-4.2 [84.4 kB]</text:p>
      <text:p text:style-name="Standard">Get:75 http://ca.archive.ubuntu.com/ubuntu bionic/main i386 libvorbisenc2 i386 1.3.5-4.2 [64.5 kB]</text:p>
      <text:p text:style-name="Standard">Get:76 http://ca.archive.ubuntu.com/ubuntu bionic-updates/main i386 gstreamer1.0-plugins-base i386 1.14.1-1ubuntu1~ubuntu18.04.1 [601 kB]</text:p>
      <text:p text:style-name="Standard">Get:77 http://ca.archive.ubuntu.com/ubuntu bionic/main i386 libroken18-heimdal i386 7.5.0+dfsg-1 [44.8 kB]</text:p>
      <text:p text:style-name="Standard">Get:78 http://ca.archive.ubuntu.com/ubuntu bionic/main i386 libasn1-8-heimdal i386 7.5.0+dfsg-1 [183 kB]</text:p>
      <text:p text:style-name="Standard">Get:79 http://ca.archive.ubuntu.com/ubuntu bionic-updates/main i386 libasound2 i386 1.1.3-5ubuntu0.1 [381 kB]</text:p>
      <text:p text:style-name="Standard">Get:80 http://ca.archive.ubuntu.com/ubuntu bionic/main i386 libsamplerate0 i386 0.1.9-1 [938 kB]</text:p>
      <text:p text:style-name="Standard">Get:81 http://ca.archive.ubuntu.com/ubuntu bionic/main i386 libjack-jackd2-0 i386 1.9.12~dfsg-2 [290 kB]</text:p>
      <text:p text:style-name="Standard">Get:82 http://ca.archive.ubuntu.com/ubuntu bionic/main i386 libasyncns0 i386 0.8-6 [12.5 kB]</text:p>
      <text:p text:style-name="Standard">Get:83 http://ca.archive.ubuntu.com/ubuntu bionic/main i386 libflac8 i386 1.3.2-1 [152 kB]</text:p>
      <text:p text:style-name="Standard">Get:84 http://ca.archive.ubuntu.com/ubuntu bionic/main i386 libsndfile1 i386 1.0.28-4 [191 kB]</text:p>
      <text:p text:style-name="Standard">Get:85 http://ca.archive.ubuntu.com/ubuntu bionic/main i386 libwrap0 i386 7.6.q-27 [47.2 kB]</text:p>
      <text:p text:style-name="Standard">Get:86 http://ca.archive.ubuntu.com/ubuntu bionic-updates/main i386 libpulse0 i386 1:11.1-1ubuntu7.1 [270 kB]</text:p>
      <text:p text:style-name="Standard">Get:87 http://ca.archive.ubuntu.com/ubuntu bionic/main i386 libspeexdsp1 i386 1.2~rc1.2-1ubuntu2 [82.4 kB]</text:p>
      <text:p text:style-name="Standard">Get:88 http://ca.archive.ubuntu.com/ubuntu bionic/main i386 libasound2-plugins i386 1.1.1-1ubuntu1 [57.2 kB]</text:p>
      <text:p text:style-name="Standard">Get:89 http://ca.archive.ubuntu.com/ubuntu bionic-updates/main i386 libavahi-common-data i386 0.7-3.1ubuntu1.1 [22.0 kB]</text:p>
      <text:p text:style-name="Standard">Get:90 http://ca.archive.ubuntu.com/ubuntu bionic-updates/main i386 libavahi-common3 i386 0.7-3.1ubuntu1.1 [23.2 kB]</text:p>
      <text:p text:style-name="Standard">Get:91 http://ca.archive.ubuntu.com/ubuntu bionic-updates/main i386 libavahi-client3 i386 0.7-3.1ubuntu1.1 [27.0 kB]</text:p>
      <text:p text:style-name="Standard">Get:92 http://ca.archive.ubuntu.com/ubuntu bionic-updates/main i386 libcups2 i386 2.2.7-1ubuntu2.1 [225 kB]</text:p>
      <text:p text:style-name="Standard">Get:93 http://ca.archive.ubuntu.com/ubuntu bionic/main i386 libdrm-amdgpu1 i386 2.4.91-2 [22.1 kB]</text:p>
      <text:p text:style-name="Standard"><text:soft-page-break/>Get:94 http://ca.archive.ubuntu.com/ubuntu bionic/main i386 libpciaccess0 i386 0.14-1 [20.2 kB]</text:p>
      <text:p text:style-name="Standard">Get:95 http://ca.archive.ubuntu.com/ubuntu bionic/main i386 libdrm-intel1 i386 2.4.91-2 [63.8 kB]</text:p>
      <text:p text:style-name="Standard">Get:96 http://ca.archive.ubuntu.com/ubuntu bionic/main i386 libdrm-nouveau2 i386 2.4.91-2 [18.2 kB]</text:p>
      <text:p text:style-name="Standard">Get:97 http://ca.archive.ubuntu.com/ubuntu bionic/main i386 libdrm-radeon1 i386 2.4.91-2 [23.1 kB]</text:p>
      <text:p text:style-name="Standard">Get:98 http://ca.archive.ubuntu.com/ubuntu bionic/main i386 libexif12 i386 0.6.21-4 [76.0 kB]</text:p>
      <text:p text:style-name="Standard">Get:99 http://ca.archive.ubuntu.com/ubuntu bionic/main i386 libjpeg8 i386 8c-2ubuntu8 [2,188 B]</text:p>
      <text:p text:style-name="Standard">Get:100 http://ca.archive.ubuntu.com/ubuntu bionic/main i386 libjbig0 i386 2.1-3.1build1 [27.3 kB]</text:p>
      <text:p text:style-name="Standard">Get:101 http://ca.archive.ubuntu.com/ubuntu bionic/main i386 libtiff5 i386 4.0.9-5 [164 kB]</text:p>
      <text:p text:style-name="Standard">Get:102 http://ca.archive.ubuntu.com/ubuntu bionic/main i386 libwebp6 i386 0.6.1-2 [197 kB]</text:p>
      <text:p text:style-name="Standard">Get:103 http://ca.archive.ubuntu.com/ubuntu bionic/main i386 libxpm4 i386 1:3.5.12-1 [35.8 kB]</text:p>
      <text:p text:style-name="Standard">Get:104 http://ca.archive.ubuntu.com/ubuntu bionic-updates/main i386 libgd3 i386 2.2.5-4ubuntu0.2 [123 kB]</text:p>
      <text:p text:style-name="Standard">Get:105 http://ca.archive.ubuntu.com/ubuntu bionic-updates/main i386 libglapi-mesa i386 18.0.5-0ubuntu0~18.04.1 [23.7 kB]</text:p>
      <text:p text:style-name="Standard">Get:106 http://ca.archive.ubuntu.com/ubuntu bionic/main i386 libllvm6.0 i386 1:6.0-1ubuntu2 [16.3 MB]</text:p>
      <text:p text:style-name="Standard">Get:107 http://ca.archive.ubuntu.com/ubuntu bionic/main i386 libsensors4 i386 1:3.4.0-4 [29.3 kB]</text:p>
      <text:p text:style-name="Standard">Get:108 http://ca.archive.ubuntu.com/ubuntu bionic-updates/main i386 libgl1-mesa-dri i386 18.0.5-0ubuntu0~18.04.1 [6,462 kB]</text:p>
      <text:p text:style-name="Standard">Get:109 http://ca.archive.ubuntu.com/ubuntu bionic-updates/main i386 libglvnd0 i386 1.0.0-2ubuntu2.2 [42.4 kB]</text:p>
      <text:p text:style-name="Standard">Get:110 http://ca.archive.ubuntu.com/ubuntu bionic-updates/main i386 libx11-xcb1 i386 2:1.6.4-3ubuntu0.1 [9,548 B]</text:p>
      <text:p text:style-name="Standard">Get:111 http://ca.archive.ubuntu.com/ubuntu bionic/main i386 libxcb-dri2-0 i386 1.13-1 [7,296 B]</text:p>
      <text:p text:style-name="Standard">Get:112 http://ca.archive.ubuntu.com/ubuntu bionic/main i386 libxcb-dri3-0 i386 1.13-1 [6,952 B]</text:p>
      <text:p text:style-name="Standard">Get:113 http://ca.archive.ubuntu.com/ubuntu bionic/main i386 libxcb-glx0 i386 1.13-1 [23.7 kB]</text:p>
      <text:p text:style-name="Standard">Get:114 http://ca.archive.ubuntu.com/ubuntu bionic/main i386 libxcb-present0 i386 1.13-1 [5,696 B]</text:p>
      <text:p text:style-name="Standard">Get:115 http://ca.archive.ubuntu.com/ubuntu bionic/main i386 libxcb-sync1 i386 1.13-1 [9,164 B]</text:p>
      <text:p text:style-name="Standard">Get:116 http://ca.archive.ubuntu.com/ubuntu bionic/main i386 libxdamage1 i386 1:1.1.4-3 [7,090 B]</text:p>
      <text:p text:style-name="Standard">Get:117 http://ca.archive.ubuntu.com/ubuntu bionic/main i386 libxfixes3 i386 1:5.0.3-1 [11.2 kB]</text:p>
      <text:p text:style-name="Standard">Get:118 http://ca.archive.ubuntu.com/ubuntu bionic/main i386 libxshmfence1 i386 1.3-1 [5,180 B]</text:p>
      <text:p text:style-name="Standard">Get:119 http://ca.archive.ubuntu.com/ubuntu bionic-updates/main i386 libglx-mesa0 i386 18.0.5-0ubuntu0~18.04.1 [140 kB]</text:p>
      <text:p text:style-name="Standard">Get:120 http://ca.archive.ubuntu.com/ubuntu bionic-updates/main i386 libglx0 i386 1.0.0-2ubuntu2.2 [29.6 kB]</text:p>
      <text:p text:style-name="Standard">Get:121 http://ca.archive.ubuntu.com/ubuntu bionic-updates/main i386 libgl1 i386 1.0.0-2ubuntu2.2 [79.5 kB]</text:p>
      <text:p text:style-name="Standard">Get:122 http://ca.archive.ubuntu.com/ubuntu bionic-updates/main i386 libgl1-mesa-glx i386 18.0.5-0ubuntu0~18.04.1 [3,784 B]</text:p>
      <text:p text:style-name="Standard">Get:123 http://ca.archive.ubuntu.com/ubuntu bionic/main i386 libltdl7 i386 2.4.6-2 [40.5 kB]</text:p>
      <text:p text:style-name="Standard">Get:124 http://ca.archive.ubuntu.com/ubuntu bionic/main i386 libgphoto2-port12 i386 2.5.16-2 [52.0 kB]</text:p>
      <text:p text:style-name="Standard">Get:125 http://ca.archive.ubuntu.com/ubuntu bionic/main i386 libgphoto2-6 i386 2.5.16-2 [860 kB]</text:p>
      <text:p text:style-name="Standard">Get:126 http://ca.archive.ubuntu.com/ubuntu bionic/main i386 libgpm2 i386 1.20.7-5 [15.8 kB]</text:p>
      <text:p text:style-name="Standard">Get:127 http://ca.archive.ubuntu.com/ubuntu bionic/universe amd64 libgsm1 amd64 1.0.13-4build1 [22.4 kB]</text:p>
      <text:p text:style-name="Standard">Get:128 http://ca.archive.ubuntu.com/ubuntu bionic/universe i386 libgsm1 i386 1.0.13-4build1 [24.2 kB]</text:p>
      <text:p text:style-name="Standard"><text:soft-page-break/>Get:129 http://ca.archive.ubuntu.com/ubuntu bionic/main i386 libheimbase1-heimdal i386 7.5.0+dfsg-1 [32.1 kB]</text:p>
      <text:p text:style-name="Standard">Get:130 http://ca.archive.ubuntu.com/ubuntu bionic/main i386 libhcrypto4-heimdal i386 7.5.0+dfsg-1 [92.6 kB]</text:p>
      <text:p text:style-name="Standard">Get:131 http://ca.archive.ubuntu.com/ubuntu bionic/main i386 libwind0-heimdal i386 7.5.0+dfsg-1 [48.3 kB]</text:p>
      <text:p text:style-name="Standard">Get:132 http://ca.archive.ubuntu.com/ubuntu bionic/main i386 libhx509-5-heimdal i386 7.5.0+dfsg-1 [118 kB]</text:p>
      <text:p text:style-name="Standard">Get:133 http://ca.archive.ubuntu.com/ubuntu bionic/main i386 libkrb5-26-heimdal i386 7.5.0+dfsg-1 [232 kB]</text:p>
      <text:p text:style-name="Standard">Get:134 http://ca.archive.ubuntu.com/ubuntu bionic/main i386 libheimntlm0-heimdal i386 7.5.0+dfsg-1 [16.4 kB]</text:p>
      <text:p text:style-name="Standard">Get:135 http://ca.archive.ubuntu.com/ubuntu bionic/main i386 libgssapi3-heimdal i386 7.5.0+dfsg-1 [106 kB]</text:p>
      <text:p text:style-name="Standard">Get:136 http://ca.archive.ubuntu.com/ubuntu bionic/main i386 libieee1284-3 i386 0.2.11-13 [22.8 kB]</text:p>
      <text:p text:style-name="Standard">Get:137 http://ca.archive.ubuntu.com/ubuntu bionic-updates/main i386 liblcms2-2 i386 2.9-1ubuntu0.1 [150 kB]</text:p>
      <text:p text:style-name="Standard">Get:138 http://ca.archive.ubuntu.com/ubuntu bionic/main i386 libsasl2-modules-db i386 2.1.27~101-g0780600+dfsg-3ubuntu2 [15.6 kB]</text:p>
      <text:p text:style-name="Standard">Get:139 http://ca.archive.ubuntu.com/ubuntu bionic/main i386 libsasl2-2 i386 2.1.27~101-g0780600+dfsg-3ubuntu2 [52.8 kB]</text:p>
      <text:p text:style-name="Standard">Get:140 http://ca.archive.ubuntu.com/ubuntu bionic/main i386 libldap-2.4-2 i386 2.4.45+dfsg-1ubuntu1 [167 kB]</text:p>
      <text:p text:style-name="Standard">Get:141 http://ca.archive.ubuntu.com/ubuntu bionic/main i386 libmpg123-0 i386 1.25.10-1 [129 kB]</text:p>
      <text:p text:style-name="Standard">Get:142 http://ca.archive.ubuntu.com/ubuntu bionic/main amd64 libodbc1 amd64 2.3.4-1.1ubuntu3 [183 kB]</text:p>
      <text:p text:style-name="Standard">Get:143 http://ca.archive.ubuntu.com/ubuntu bionic/main i386 libodbc1 i386 2.3.4-1.1ubuntu3 [195 kB]</text:p>
      <text:p text:style-name="Standard">Get:144 http://ca.archive.ubuntu.com/ubuntu bionic/universe amd64 libopenal-data all 1:1.18.2-2 [102 kB]</text:p>
      <text:p text:style-name="Standard">Get:145 http://ca.archive.ubuntu.com/ubuntu bionic/main i386 libsane1 i386 1.0.27-1~experimental3ubuntu2 [2,180 kB]</text:p>
      <text:p text:style-name="Standard">Get:146 http://ca.archive.ubuntu.com/ubuntu bionic/main i386 libsasl2-modules i386 2.1.27~101-g0780600+dfsg-3ubuntu2 [52.3 kB]</text:p>
      <text:p text:style-name="Standard">Get:147 http://ca.archive.ubuntu.com/ubuntu bionic/universe amd64 libsndio6.1 amd64 1.1.0-3 [23.4 kB]</text:p>
      <text:p text:style-name="Standard">Get:148 http://ca.archive.ubuntu.com/ubuntu bionic/universe i386 libsndio6.1 i386 1.1.0-3 [25.5 kB]</text:p>
      <text:p text:style-name="Standard">Get:149 http://ca.archive.ubuntu.com/ubuntu bionic/main i386 libv4lconvert0 i386 1.14.2-1 [76.8 kB]</text:p>
      <text:p text:style-name="Standard">Get:150 http://ca.archive.ubuntu.com/ubuntu bionic/main i386 libv4l-0 i386 1.14.2-1 [41.9 kB]</text:p>
      <text:p text:style-name="Standard">Get:151 http://ca.archive.ubuntu.com/ubuntu bionic/universe amd64 libopenal1 amd64 1:1.18.2-2 [266 kB]</text:p>
      <text:p text:style-name="Standard">Get:152 http://ca.archive.ubuntu.com/ubuntu bionic/main amd64 ocl-icd-libopencl1 amd64 2.2.11-1ubuntu1 [30.3 kB]</text:p>
      <text:p text:style-name="Standard">Get:153 http://ca.archive.ubuntu.com/ubuntu bionic/universe amd64 libwine amd64 3.0-1ubuntu1 [20.2 MB]</text:p>
      <text:p text:style-name="Standard">Get:154 http://ca.archive.ubuntu.com/ubuntu bionic/universe i386 libopenal1 i386 1:1.18.2-2 [273 kB]</text:p>
      <text:p text:style-name="Standard">Get:155 http://ca.archive.ubuntu.com/ubuntu bionic/main i386 ocl-icd-libopencl1 i386 2.2.11-1ubuntu1 [31.3 kB]</text:p>
      <text:p text:style-name="Standard"><text:soft-page-break/>Get:156 http://ca.archive.ubuntu.com/ubuntu bionic/universe i386 libwine i386 3.0-1ubuntu1 [19.5 MB]</text:p>
      <text:p text:style-name="Standard">Get:157 http://ca.archive.ubuntu.com/ubuntu bionic/main i386 libxcomposite1 i386 1:0.4.4-2 [7,184 B]</text:p>
      <text:p text:style-name="Standard">Get:158 http://ca.archive.ubuntu.com/ubuntu bionic/main i386 libxcursor1 i386 1:1.1.15-1 [21.5 kB]</text:p>
      <text:p text:style-name="Standard">Get:159 http://ca.archive.ubuntu.com/ubuntu bionic/main i386 libxi6 i386 2:1.7.9-1 [31.7 kB]</text:p>
      <text:p text:style-name="Standard">Get:160 http://ca.archive.ubuntu.com/ubuntu bionic/main i386 libxrandr2 i386 2:1.5.1-1 [19.9 kB]</text:p>
      <text:p text:style-name="Standard">Get:161 http://ca.archive.ubuntu.com/ubuntu bionic/main i386 libxslt1.1 i386 1.1.29-5 [160 kB]</text:p>
      <text:p text:style-name="Standard">Get:162 http://ca.archive.ubuntu.com/ubuntu bionic/universe amd64 wine64 amd64 3.0-1ubuntu1 [201 kB]</text:p>
      <text:p text:style-name="Standard">Get:163 http://ca.archive.ubuntu.com/ubuntu bionic/universe i386 wine32 i386 3.0-1ubuntu1 [196 kB]</text:p>
      <text:p text:style-name="Standard">Get:164 http://ca.archive.ubuntu.com/ubuntu bionic/universe amd64 wine-stable all 3.0-1ubuntu1 [51.4 kB]</text:p>
      <text:p text:style-name="Standard">Get:165 http://ca.archive.ubuntu.com/ubuntu bionic/universe i386 libcapi20-3 i386 1:3.27-3 [29.0 kB]</text:p>
      <text:p text:style-name="Standard">Get:166 http://ca.archive.ubuntu.com/ubuntu bionic/universe amd64 libcapi20-3 amd64 1:3.27-3 [28.4 kB]</text:p>
      <text:p text:style-name="Standard">Get:167 http://ca.archive.ubuntu.com/ubuntu bionic/main i386 libglu1-mesa i386 9.0.0-2.1build1 [178 kB]</text:p>
      <text:p text:style-name="Standard">Get:168 http://ca.archive.ubuntu.com/ubuntu bionic-updates/main i386 libosmesa6 i386 18.0.5-0ubuntu0~18.04.1 [1,340 kB]</text:p>
      <text:p text:style-name="Standard">Get:169 http://ca.archive.ubuntu.com/ubuntu bionic-updates/main amd64 libosmesa6 amd64 18.0.5-0ubuntu0~18.04.1 [1,280 kB]</text:p>
      <text:p text:style-name="Standard">Fetched 102 MB in 6min 3s (280 kB/s) <text:s text:c="42"/></text:p>
      <text:p text:style-name="Standard">Extracting templates from packages: 100%</text:p>
      <text:p text:style-name="Standard">Preconfiguring packages ...</text:p>
      <text:p text:style-name="Standard">Selecting previously unselected package gcc-8-base:i386.</text:p>
      <text:p text:style-name="Standard">(Reading database ... 171654 files and directories currently installed.)</text:p>
      <text:p text:style-name="Standard">Preparing to unpack .../0-gcc-8-base_8.2.0-1ubuntu2~18.04_i386.deb ...</text:p>
      <text:p text:style-name="Standard">Unpacking gcc-8-base:i386 (8.2.0-1ubuntu2~18.04) ...</text:p>
      <text:p text:style-name="Standard">Selecting previously unselected package libgcc1:i386.</text:p>
      <text:p text:style-name="Standard">Preparing to unpack .../1-libgcc1_1%3a8.2.0-1ubuntu2~18.04_i386.deb ...</text:p>
      <text:p text:style-name="Standard">Unpacking libgcc1:i386 (1:8.2.0-1ubuntu2~18.04) ...</text:p>
      <text:p text:style-name="Standard">Selecting previously unselected package libc6:i386.</text:p>
      <text:p text:style-name="Standard">Preparing to unpack .../2-libc6_2.27-3ubuntu1_i386.deb ...</text:p>
      <text:p text:style-name="Standard">Unpacking libc6:i386 (2.27-3ubuntu1) ...</text:p>
      <text:p text:style-name="Standard">Selecting previously unselected package libgpg-error0:i386.</text:p>
      <text:p text:style-name="Standard">Preparing to unpack .../3-libgpg-error0_1.27-6_i386.deb ...</text:p>
      <text:p text:style-name="Standard">Unpacking libgpg-error0:i386 (1.27-6) ...</text:p>
      <text:p text:style-name="Standard">Selecting previously unselected package libgcrypt20:i386.</text:p>
      <text:p text:style-name="Standard">Preparing to unpack .../4-libgcrypt20_1.8.1-4ubuntu1.1_i386.deb ...</text:p>
      <text:p text:style-name="Standard">Unpacking libgcrypt20:i386 (1.8.1-4ubuntu1.1) ...</text:p>
      <text:p text:style-name="Standard">Selecting previously unselected package liblz4-1:i386.</text:p>
      <text:p text:style-name="Standard">Preparing to unpack .../5-liblz4-1_0.0~r131-2ubuntu3_i386.deb ...</text:p>
      <text:p text:style-name="Standard">Unpacking liblz4-1:i386 (0.0~r131-2ubuntu3) ...</text:p>
      <text:p text:style-name="Standard">Selecting previously unselected package liblzma5:i386.</text:p>
      <text:p text:style-name="Standard">Preparing to unpack .../6-liblzma5_5.2.2-1.3_i386.deb ...</text:p>
      <text:p text:style-name="Standard">Unpacking liblzma5:i386 (5.2.2-1.3) ...</text:p>
      <text:p text:style-name="Standard">Setting up gcc-8-base:i386 (8.2.0-1ubuntu2~18.04) ...</text:p>
      <text:p text:style-name="Standard">Setting up libgcc1:i386 (1:8.2.0-1ubuntu2~18.04) ...</text:p>
      <text:p text:style-name="Standard">Setting up libc6:i386 (2.27-3ubuntu1) ...</text:p>
      <text:p text:style-name="Standard"><text:soft-page-break/>Setting up libgpg-error0:i386 (1.27-6) ...</text:p>
      <text:p text:style-name="Standard">Setting up libgcrypt20:i386 (1.8.1-4ubuntu1.1) ...</text:p>
      <text:p text:style-name="Standard">Setting up liblz4-1:i386 (0.0~r131-2ubuntu3) ...</text:p>
      <text:p text:style-name="Standard">Setting up liblzma5:i386 (5.2.2-1.3) ...</text:p>
      <text:p text:style-name="Standard">Selecting previously unselected package libsystemd0:i386.</text:p>
      <text:p text:style-name="Standard">(Reading database ... 171971 files and directories currently installed.)</text:p>
      <text:p text:style-name="Standard">Preparing to unpack .../000-libsystemd0_237-3ubuntu10.3_i386.deb ...</text:p>
      <text:p text:style-name="Standard">Unpacking libsystemd0:i386 (237-3ubuntu10.3) ...</text:p>
      <text:p text:style-name="Standard">Selecting previously unselected package libxau6:i386.</text:p>
      <text:p text:style-name="Standard">Preparing to unpack .../001-libxau6_1%3a1.0.8-1_i386.deb ...</text:p>
      <text:p text:style-name="Standard">Unpacking libxau6:i386 (1:1.0.8-1) ...</text:p>
      <text:p text:style-name="Standard">Selecting previously unselected package libbsd0:i386.</text:p>
      <text:p text:style-name="Standard">Preparing to unpack .../002-libbsd0_0.8.7-1_i386.deb ...</text:p>
      <text:p text:style-name="Standard">Unpacking libbsd0:i386 (0.8.7-1) ...</text:p>
      <text:p text:style-name="Standard">Selecting previously unselected package libxdmcp6:i386.</text:p>
      <text:p text:style-name="Standard">Preparing to unpack .../003-libxdmcp6_1%3a1.1.2-3_i386.deb ...</text:p>
      <text:p text:style-name="Standard">Unpacking libxdmcp6:i386 (1:1.1.2-3) ...</text:p>
      <text:p text:style-name="Standard">Selecting previously unselected package libxcb1:i386.</text:p>
      <text:p text:style-name="Standard">Preparing to unpack .../004-libxcb1_1.13-1_i386.deb ...</text:p>
      <text:p text:style-name="Standard">Unpacking libxcb1:i386 (1.13-1) ...</text:p>
      <text:p text:style-name="Standard">Selecting previously unselected package libx11-6:i386.</text:p>
      <text:p text:style-name="Standard">Preparing to unpack .../005-libx11-6_2%3a1.6.4-3ubuntu0.1_i386.deb ...</text:p>
      <text:p text:style-name="Standard">Unpacking libx11-6:i386 (2:1.6.4-3ubuntu0.1) ...</text:p>
      <text:p text:style-name="Standard">Selecting previously unselected package libxext6:i386.</text:p>
      <text:p text:style-name="Standard">Preparing to unpack .../006-libxext6_2%3a1.3.3-1_i386.deb ...</text:p>
      <text:p text:style-name="Standard">Unpacking libxext6:i386 (2:1.3.3-1) ...</text:p>
      <text:p text:style-name="Standard">Selecting previously unselected package libjpeg-turbo8:i386.</text:p>
      <text:p text:style-name="Standard">Preparing to unpack .../007-libjpeg-turbo8_1.5.2-0ubuntu5.18.04.1_i386.deb ...</text:p>
      <text:p text:style-name="Standard">Unpacking libjpeg-turbo8:i386 (1.5.2-0ubuntu5.18.04.1) ...</text:p>
      <text:p text:style-name="Standard">Selecting previously unselected package libogg0:i386.</text:p>
      <text:p text:style-name="Standard">Preparing to unpack .../008-libogg0_1.3.2-1_i386.deb ...</text:p>
      <text:p text:style-name="Standard">Unpacking libogg0:i386 (1.3.2-1) ...</text:p>
      <text:p text:style-name="Standard">Selecting previously unselected package libxinerama1:i386.</text:p>
      <text:p text:style-name="Standard">Preparing to unpack .../009-libxinerama1_2%3a1.1.3-1_i386.deb ...</text:p>
      <text:p text:style-name="Standard">Unpacking libxinerama1:i386 (2:1.1.3-1) ...</text:p>
      <text:p text:style-name="Standard">Selecting previously unselected package libxxf86vm1:i386.</text:p>
      <text:p text:style-name="Standard">Preparing to unpack .../010-libxxf86vm1_1%3a1.1.4-1_i386.deb ...</text:p>
      <text:p text:style-name="Standard">Unpacking libxxf86vm1:i386 (1:1.1.4-1) ...</text:p>
      <text:p text:style-name="Standard">Selecting previously unselected package libuuid1:i386.</text:p>
      <text:p text:style-name="Standard">Preparing to unpack .../011-libuuid1_2.31.1-0.4ubuntu3.2_i386.deb ...</text:p>
      <text:p text:style-name="Standard">Unpacking libuuid1:i386 (2.31.1-0.4ubuntu3.2) ...</text:p>
      <text:p text:style-name="Standard">Selecting previously unselected package libblkid1:i386.</text:p>
      <text:p text:style-name="Standard">Preparing to unpack .../012-libblkid1_2.31.1-0.4ubuntu3.2_i386.deb ...</text:p>
      <text:p text:style-name="Standard">Unpacking libblkid1:i386 (2.31.1-0.4ubuntu3.2) ...</text:p>
      <text:p text:style-name="Standard">Selecting previously unselected package libcom-err2:i386.</text:p>
      <text:p text:style-name="Standard">Preparing to unpack .../013-libcom-err2_1.44.1-1_i386.deb ...</text:p>
      <text:p text:style-name="Standard">Unpacking libcom-err2:i386 (1.44.1-1) ...</text:p>
      <text:p text:style-name="Standard">Selecting previously unselected package libdb5.3:i386.</text:p>
      <text:p text:style-name="Standard">Preparing to unpack .../014-libdb5.3_5.3.28-13.1ubuntu1_i386.deb ...</text:p>
      <text:p text:style-name="Standard"><text:soft-page-break/>Unpacking libdb5.3:i386 (5.3.28-13.1ubuntu1) ...</text:p>
      <text:p text:style-name="Standard">Selecting previously unselected package libpcre3:i386.</text:p>
      <text:p text:style-name="Standard">Preparing to unpack .../015-libpcre3_2%3a8.39-9_i386.deb ...</text:p>
      <text:p text:style-name="Standard">Unpacking libpcre3:i386 (2:8.39-9) ...</text:p>
      <text:p text:style-name="Standard">Selecting previously unselected package libselinux1:i386.</text:p>
      <text:p text:style-name="Standard">Preparing to unpack .../016-libselinux1_2.7-2build2_i386.deb ...</text:p>
      <text:p text:style-name="Standard">Unpacking libselinux1:i386 (2.7-2build2) ...</text:p>
      <text:p text:style-name="Standard">Selecting previously unselected package libmount1:i386.</text:p>
      <text:p text:style-name="Standard">Preparing to unpack .../017-libmount1_2.31.1-0.4ubuntu3.2_i386.deb ...</text:p>
      <text:p text:style-name="Standard">Unpacking libmount1:i386 (2.31.1-0.4ubuntu3.2) ...</text:p>
      <text:p text:style-name="Standard">Selecting previously unselected package libtinfo5:i386.</text:p>
      <text:p text:style-name="Standard">Preparing to unpack .../018-libtinfo5_6.1-1ubuntu1.18.04_i386.deb ...</text:p>
      <text:p text:style-name="Standard">Unpacking libtinfo5:i386 (6.1-1ubuntu1.18.04) ...</text:p>
      <text:p text:style-name="Standard">Selecting previously unselected package libncurses5:i386.</text:p>
      <text:p text:style-name="Standard">Preparing to unpack .../019-libncurses5_6.1-1ubuntu1.18.04_i386.deb ...</text:p>
      <text:p text:style-name="Standard">Unpacking libncurses5:i386 (6.1-1ubuntu1.18.04) ...</text:p>
      <text:p text:style-name="Standard">Selecting previously unselected package libudev1:i386.</text:p>
      <text:p text:style-name="Standard">Preparing to unpack .../020-libudev1_237-3ubuntu10.3_i386.deb ...</text:p>
      <text:p text:style-name="Standard">Unpacking libudev1:i386 (237-3ubuntu10.3) ...</text:p>
      <text:p text:style-name="Standard">Selecting previously unselected package zlib1g:i386.</text:p>
      <text:p text:style-name="Standard">Preparing to unpack .../021-zlib1g_1%3a1.2.11.dfsg-0ubuntu2_i386.deb ...</text:p>
      <text:p text:style-name="Standard">Unpacking zlib1g:i386 (1:1.2.11.dfsg-0ubuntu2) ...</text:p>
      <text:p text:style-name="Standard">Selecting previously unselected package libcap2:i386.</text:p>
      <text:p text:style-name="Standard">Preparing to unpack .../022-libcap2_1%3a2.25-1.2_i386.deb ...</text:p>
      <text:p text:style-name="Standard">Unpacking libcap2:i386 (1:2.25-1.2) ...</text:p>
      <text:p text:style-name="Standard">Selecting previously unselected package libdbus-1-3:i386.</text:p>
      <text:p text:style-name="Standard">Preparing to unpack .../023-libdbus-1-3_1.12.2-1ubuntu1_i386.deb ...</text:p>
      <text:p text:style-name="Standard">Unpacking libdbus-1-3:i386 (1.12.2-1ubuntu1) ...</text:p>
      <text:p text:style-name="Standard">Selecting previously unselected package libelf1:i386.</text:p>
      <text:p text:style-name="Standard">Preparing to unpack .../024-libelf1_0.170-0.4_i386.deb ...</text:p>
      <text:p text:style-name="Standard">Unpacking libelf1:i386 (0.170-0.4) ...</text:p>
      <text:p text:style-name="Standard">Selecting previously unselected package libexpat1:i386.</text:p>
      <text:p text:style-name="Standard">Preparing to unpack .../025-libexpat1_2.2.5-3_i386.deb ...</text:p>
      <text:p text:style-name="Standard">Unpacking libexpat1:i386 (2.2.5-3) ...</text:p>
      <text:p text:style-name="Standard">Selecting previously unselected package libffi6:i386.</text:p>
      <text:p text:style-name="Standard">Preparing to unpack .../026-libffi6_3.2.1-8_i386.deb ...</text:p>
      <text:p text:style-name="Standard">Unpacking libffi6:i386 (3.2.1-8) ...</text:p>
      <text:p text:style-name="Standard">Selecting previously unselected package libglib2.0-0:i386.</text:p>
      <text:p text:style-name="Standard">Preparing to unpack .../027-libglib2.0-0_2.56.2-0ubuntu0.18.04.2_i386.deb ...</text:p>
      <text:p text:style-name="Standard">Unpacking libglib2.0-0:i386 (2.56.2-0ubuntu0.18.04.2) ...</text:p>
      <text:p text:style-name="Standard">Selecting previously unselected package libgmp10:i386.</text:p>
      <text:p text:style-name="Standard">Preparing to unpack .../028-libgmp10_2%3a6.1.2+dfsg-2_i386.deb ...</text:p>
      <text:p text:style-name="Standard">Unpacking libgmp10:i386 (2:6.1.2+dfsg-2) ...</text:p>
      <text:p text:style-name="Standard">Selecting previously unselected package libnettle6:i386.</text:p>
      <text:p text:style-name="Standard">Preparing to unpack .../029-libnettle6_3.4-1_i386.deb ...</text:p>
      <text:p text:style-name="Standard">Unpacking libnettle6:i386 (3.4-1) ...</text:p>
      <text:p text:style-name="Standard">Selecting previously unselected package libhogweed4:i386.</text:p>
      <text:p text:style-name="Standard">Preparing to unpack .../030-libhogweed4_3.4-1_i386.deb ...</text:p>
      <text:p text:style-name="Standard">Unpacking libhogweed4:i386 (3.4-1) ...</text:p>
      <text:p text:style-name="Standard"><text:soft-page-break/>Selecting previously unselected package libunistring2:i386.</text:p>
      <text:p text:style-name="Standard">Preparing to unpack .../031-libunistring2_0.9.9-0ubuntu1_i386.deb ...</text:p>
      <text:p text:style-name="Standard">Unpacking libunistring2:i386 (0.9.9-0ubuntu1) ...</text:p>
      <text:p text:style-name="Standard">Selecting previously unselected package libidn2-0:i386.</text:p>
      <text:p text:style-name="Standard">Preparing to unpack .../032-libidn2-0_2.0.4-1.1build2_i386.deb ...</text:p>
      <text:p text:style-name="Standard">Unpacking libidn2-0:i386 (2.0.4-1.1build2) ...</text:p>
      <text:p text:style-name="Standard">Selecting previously unselected package libp11-kit0:i386.</text:p>
      <text:p text:style-name="Standard">Preparing to unpack .../033-libp11-kit0_0.23.9-2_i386.deb ...</text:p>
      <text:p text:style-name="Standard">Unpacking libp11-kit0:i386 (0.23.9-2) ...</text:p>
      <text:p text:style-name="Standard">Selecting previously unselected package libtasn1-6:i386.</text:p>
      <text:p text:style-name="Standard">Preparing to unpack .../034-libtasn1-6_4.13-2_i386.deb ...</text:p>
      <text:p text:style-name="Standard">Unpacking libtasn1-6:i386 (4.13-2) ...</text:p>
      <text:p text:style-name="Standard">Selecting previously unselected package libgnutls30:i386.</text:p>
      <text:p text:style-name="Standard">Preparing to unpack .../035-libgnutls30_3.5.18-1ubuntu1_i386.deb ...</text:p>
      <text:p text:style-name="Standard">Unpacking libgnutls30:i386 (3.5.18-1ubuntu1) ...</text:p>
      <text:p text:style-name="Standard">Selecting previously unselected package libstdc++6:i386.</text:p>
      <text:p text:style-name="Standard">Preparing to unpack .../036-libstdc++6_8.2.0-1ubuntu2~18.04_i386.deb ...</text:p>
      <text:p text:style-name="Standard">Unpacking libstdc++6:i386 (8.2.0-1ubuntu2~18.04) ...</text:p>
      <text:p text:style-name="Standard">Selecting previously unselected package libicu60:i386.</text:p>
      <text:p text:style-name="Standard">Preparing to unpack .../037-libicu60_60.2-3ubuntu3_i386.deb ...</text:p>
      <text:p text:style-name="Standard">Unpacking libicu60:i386 (60.2-3ubuntu3) ...</text:p>
      <text:p text:style-name="Standard">Selecting previously unselected package libsqlite3-0:i386.</text:p>
      <text:p text:style-name="Standard">Preparing to unpack .../038-libsqlite3-0_3.22.0-1_i386.deb ...</text:p>
      <text:p text:style-name="Standard">Unpacking libsqlite3-0:i386 (3.22.0-1) ...</text:p>
      <text:p text:style-name="Standard">Selecting previously unselected package libssl1.1:i386.</text:p>
      <text:p text:style-name="Standard">Preparing to unpack .../039-libssl1.1_1.1.0g-2ubuntu4.1_i386.deb ...</text:p>
      <text:p text:style-name="Standard">Unpacking libssl1.1:i386 (1.1.0g-2ubuntu4.1) ...</text:p>
      <text:p text:style-name="Standard">Selecting previously unselected package libxml2:i386.</text:p>
      <text:p text:style-name="Standard">Preparing to unpack .../040-libxml2_2.9.4+dfsg1-6.1ubuntu1.2_i386.deb ...</text:p>
      <text:p text:style-name="Standard">Unpacking libxml2:i386 (2.9.4+dfsg1-6.1ubuntu1.2) ...</text:p>
      <text:p text:style-name="Standard">Selecting previously unselected package libdrm2:i386.</text:p>
      <text:p text:style-name="Standard">Preparing to unpack .../041-libdrm2_2.4.91-2_i386.deb ...</text:p>
      <text:p text:style-name="Standard">Unpacking libdrm2:i386 (2.4.91-2) ...</text:p>
      <text:p text:style-name="Standard">Selecting previously unselected package libedit2:i386.</text:p>
      <text:p text:style-name="Standard">Preparing to unpack .../042-libedit2_3.1-20170329-1_i386.deb ...</text:p>
      <text:p text:style-name="Standard">Unpacking libedit2:i386 (3.1-20170329-1) ...</text:p>
      <text:p text:style-name="Standard">Selecting previously unselected package libkrb5support0:i386.</text:p>
      <text:p text:style-name="Standard">Preparing to unpack .../043-libkrb5support0_1.16-2build1_i386.deb ...</text:p>
      <text:p text:style-name="Standard">Unpacking libkrb5support0:i386 (1.16-2build1) ...</text:p>
      <text:p text:style-name="Standard">Selecting previously unselected package libk5crypto3:i386.</text:p>
      <text:p text:style-name="Standard">Preparing to unpack .../044-libk5crypto3_1.16-2build1_i386.deb ...</text:p>
      <text:p text:style-name="Standard">Unpacking libk5crypto3:i386 (1.16-2build1) ...</text:p>
      <text:p text:style-name="Standard">Selecting previously unselected package libkeyutils1:i386.</text:p>
      <text:p text:style-name="Standard">Preparing to unpack .../045-libkeyutils1_1.5.9-9.2ubuntu2_i386.deb ...</text:p>
      <text:p text:style-name="Standard">Unpacking libkeyutils1:i386 (1.5.9-9.2ubuntu2) ...</text:p>
      <text:p text:style-name="Standard">Selecting previously unselected package libkrb5-3:i386.</text:p>
      <text:p text:style-name="Standard">Preparing to unpack .../046-libkrb5-3_1.16-2build1_i386.deb ...</text:p>
      <text:p text:style-name="Standard">Unpacking libkrb5-3:i386 (1.16-2build1) ...</text:p>
      <text:p text:style-name="Standard">Selecting previously unselected package libgssapi-krb5-2:i386.</text:p>
      <text:p text:style-name="Standard"><text:soft-page-break/>Preparing to unpack .../047-libgssapi-krb5-2_1.16-2build1_i386.deb ...</text:p>
      <text:p text:style-name="Standard">Unpacking libgssapi-krb5-2:i386 (1.16-2build1) ...</text:p>
      <text:p text:style-name="Standard">Selecting previously unselected package libpcap0.8:i386.</text:p>
      <text:p text:style-name="Standard">Preparing to unpack .../048-libpcap0.8_1.8.1-6ubuntu1_i386.deb ...</text:p>
      <text:p text:style-name="Standard">Unpacking libpcap0.8:i386 (1.8.1-6ubuntu1) ...</text:p>
      <text:p text:style-name="Standard">Selecting previously unselected package libpng16-16:i386.</text:p>
      <text:p text:style-name="Standard">Preparing to unpack .../049-libpng16-16_1.6.34-1ubuntu0.18.04.1_i386.deb ...</text:p>
      <text:p text:style-name="Standard">Unpacking libpng16-16:i386 (1.6.34-1ubuntu0.18.04.1) ...</text:p>
      <text:p text:style-name="Standard">Selecting previously unselected package libusb-1.0-0:i386.</text:p>
      <text:p text:style-name="Standard">Preparing to unpack .../050-libusb-1.0-0_2%3a1.0.21-2_i386.deb ...</text:p>
      <text:p text:style-name="Standard">Unpacking libusb-1.0-0:i386 (2:1.0.21-2) ...</text:p>
      <text:p text:style-name="Standard">Selecting previously unselected package fonts-wine.</text:p>
      <text:p text:style-name="Standard">Preparing to unpack .../051-fonts-wine_3.0-1ubuntu1_all.deb ...</text:p>
      <text:p text:style-name="Standard">Unpacking fonts-wine (3.0-1ubuntu1) ...</text:p>
      <text:p text:style-name="Standard">Selecting previously unselected package libcdparanoia0:i386.</text:p>
      <text:p text:style-name="Standard">Preparing to unpack .../052-libcdparanoia0_3.10.2+debian-13_i386.deb ...</text:p>
      <text:p text:style-name="Standard">Unpacking libcdparanoia0:i386 (3.10.2+debian-13) ...</text:p>
      <text:p text:style-name="Standard">Selecting previously unselected package libgstreamer1.0-0:i386.</text:p>
      <text:p text:style-name="Standard">Preparing to unpack .../053-libgstreamer1.0-0_1.14.1-1~ubuntu18.04.1_i386.deb ...</text:p>
      <text:p text:style-name="Standard">Unpacking libgstreamer1.0-0:i386 (1.14.1-1~ubuntu18.04.1) ...</text:p>
      <text:p text:style-name="Standard">Selecting previously unselected package liborc-0.4-0:i386.</text:p>
      <text:p text:style-name="Standard">Preparing to unpack .../054-liborc-0.4-0_1%3a0.4.28-1_i386.deb ...</text:p>
      <text:p text:style-name="Standard">Unpacking liborc-0.4-0:i386 (1:0.4.28-1) ...</text:p>
      <text:p text:style-name="Standard">Selecting previously unselected package libgstreamer-plugins-base1.0-0:i386.</text:p>
      <text:p text:style-name="Standard">Preparing to unpack .../055-libgstreamer-plugins-base1.0-0_1.14.1-1ubuntu1~ubuntu18.04.1_i386.deb ...</text:p>
      <text:p text:style-name="Standard">Unpacking libgstreamer-plugins-base1.0-0:i386 (1.14.1-1ubuntu1~ubuntu18.04.1) ...</text:p>
      <text:p text:style-name="Standard">Selecting previously unselected package libopus0:i386.</text:p>
      <text:p text:style-name="Standard">Preparing to unpack .../056-libopus0_1.1.2-1ubuntu1_i386.deb ...</text:p>
      <text:p text:style-name="Standard">Unpacking libopus0:i386 (1.1.2-1ubuntu1) ...</text:p>
      <text:p text:style-name="Standard">Selecting previously unselected package libfreetype6:i386.</text:p>
      <text:p text:style-name="Standard">Preparing to unpack .../057-libfreetype6_2.8.1-2ubuntu2_i386.deb ...</text:p>
      <text:p text:style-name="Standard">Unpacking libfreetype6:i386 (2.8.1-2ubuntu2) ...</text:p>
      <text:p text:style-name="Standard">Selecting previously unselected package libfontconfig1:i386.</text:p>
      <text:p text:style-name="Standard">Preparing to unpack .../058-libfontconfig1_2.12.6-0ubuntu2_i386.deb ...</text:p>
      <text:p text:style-name="Standard">Unpacking libfontconfig1:i386 (2.12.6-0ubuntu2) ...</text:p>
      <text:p text:style-name="Standard">Selecting previously unselected package libpixman-1-0:i386.</text:p>
      <text:p text:style-name="Standard">Preparing to unpack .../059-libpixman-1-0_0.34.0-2_i386.deb ...</text:p>
      <text:p text:style-name="Standard">Unpacking libpixman-1-0:i386 (0.34.0-2) ...</text:p>
      <text:p text:style-name="Standard">Selecting previously unselected package libxcb-render0:i386.</text:p>
      <text:p text:style-name="Standard">Preparing to unpack .../060-libxcb-render0_1.13-1_i386.deb ...</text:p>
      <text:p text:style-name="Standard">Unpacking libxcb-render0:i386 (1.13-1) ...</text:p>
      <text:p text:style-name="Standard">Selecting previously unselected package libxcb-shm0:i386.</text:p>
      <text:p text:style-name="Standard">Preparing to unpack .../061-libxcb-shm0_1.13-1_i386.deb ...</text:p>
      <text:p text:style-name="Standard">Unpacking libxcb-shm0:i386 (1.13-1) ...</text:p>
      <text:p text:style-name="Standard">Selecting previously unselected package libxrender1:i386.</text:p>
      <text:p text:style-name="Standard">Preparing to unpack .../062-libxrender1_1%3a0.9.10-1_i386.deb ...</text:p>
      <text:p text:style-name="Standard">Unpacking libxrender1:i386 (1:0.9.10-1) ...</text:p>
      <text:p text:style-name="Standard">Selecting previously unselected package libcairo2:i386.</text:p>
      <text:p text:style-name="Standard"><text:soft-page-break/>Preparing to unpack .../063-libcairo2_1.15.10-2_i386.deb ...</text:p>
      <text:p text:style-name="Standard">Unpacking libcairo2:i386 (1.15.10-2) ...</text:p>
      <text:p text:style-name="Standard">Selecting previously unselected package libtheora0:i386.</text:p>
      <text:p text:style-name="Standard">Preparing to unpack .../064-libtheora0_1.1.1+dfsg.1-14_i386.deb ...</text:p>
      <text:p text:style-name="Standard">Unpacking libtheora0:i386 (1.1.1+dfsg.1-14) ...</text:p>
      <text:p text:style-name="Standard">Selecting previously unselected package libvisual-0.4-0:i386.</text:p>
      <text:p text:style-name="Standard">Preparing to unpack .../065-libvisual-0.4-0_0.4.0-11_i386.deb ...</text:p>
      <text:p text:style-name="Standard">Unpacking libvisual-0.4-0:i386 (0.4.0-11) ...</text:p>
      <text:p text:style-name="Standard">Selecting previously unselected package libvorbis0a:i386.</text:p>
      <text:p text:style-name="Standard">Preparing to unpack .../066-libvorbis0a_1.3.5-4.2_i386.deb ...</text:p>
      <text:p text:style-name="Standard">Unpacking libvorbis0a:i386 (1.3.5-4.2) ...</text:p>
      <text:p text:style-name="Standard">Selecting previously unselected package libvorbisenc2:i386.</text:p>
      <text:p text:style-name="Standard">Preparing to unpack .../067-libvorbisenc2_1.3.5-4.2_i386.deb ...</text:p>
      <text:p text:style-name="Standard">Unpacking libvorbisenc2:i386 (1.3.5-4.2) ...</text:p>
      <text:p text:style-name="Standard">Selecting previously unselected package gstreamer1.0-plugins-base:i386.</text:p>
      <text:p text:style-name="Standard">Preparing to unpack .../068-gstreamer1.0-plugins-base_1.14.1-1ubuntu1~ubuntu18.04.1_i386.deb ...</text:p>
      <text:p text:style-name="Standard">Unpacking gstreamer1.0-plugins-base:i386 (1.14.1-1ubuntu1~ubuntu18.04.1) ...</text:p>
      <text:p text:style-name="Standard">Selecting previously unselected package libroken18-heimdal:i386.</text:p>
      <text:p text:style-name="Standard">Preparing to unpack .../069-libroken18-heimdal_7.5.0+dfsg-1_i386.deb ...</text:p>
      <text:p text:style-name="Standard">Unpacking libroken18-heimdal:i386 (7.5.0+dfsg-1) ...</text:p>
      <text:p text:style-name="Standard">Selecting previously unselected package libasn1-8-heimdal:i386.</text:p>
      <text:p text:style-name="Standard">Preparing to unpack .../070-libasn1-8-heimdal_7.5.0+dfsg-1_i386.deb ...</text:p>
      <text:p text:style-name="Standard">Unpacking libasn1-8-heimdal:i386 (7.5.0+dfsg-1) ...</text:p>
      <text:p text:style-name="Standard">Selecting previously unselected package libasound2:i386.</text:p>
      <text:p text:style-name="Standard">Preparing to unpack .../071-libasound2_1.1.3-5ubuntu0.1_i386.deb ...</text:p>
      <text:p text:style-name="Standard">Unpacking libasound2:i386 (1.1.3-5ubuntu0.1) ...</text:p>
      <text:p text:style-name="Standard">Selecting previously unselected package libsamplerate0:i386.</text:p>
      <text:p text:style-name="Standard">Preparing to unpack .../072-libsamplerate0_0.1.9-1_i386.deb ...</text:p>
      <text:p text:style-name="Standard">Unpacking libsamplerate0:i386 (0.1.9-1) ...</text:p>
      <text:p text:style-name="Standard">Selecting previously unselected package libjack-jackd2-0:i386.</text:p>
      <text:p text:style-name="Standard">Preparing to unpack .../073-libjack-jackd2-0_1.9.12~dfsg-2_i386.deb ...</text:p>
      <text:p text:style-name="Standard">Unpacking libjack-jackd2-0:i386 (1.9.12~dfsg-2) ...</text:p>
      <text:p text:style-name="Standard">Selecting previously unselected package libasyncns0:i386.</text:p>
      <text:p text:style-name="Standard">Preparing to unpack .../074-libasyncns0_0.8-6_i386.deb ...</text:p>
      <text:p text:style-name="Standard">Unpacking libasyncns0:i386 (0.8-6) ...</text:p>
      <text:p text:style-name="Standard">Selecting previously unselected package libflac8:i386.</text:p>
      <text:p text:style-name="Standard">Preparing to unpack .../075-libflac8_1.3.2-1_i386.deb ...</text:p>
      <text:p text:style-name="Standard">Unpacking libflac8:i386 (1.3.2-1) ...</text:p>
      <text:p text:style-name="Standard">Selecting previously unselected package libsndfile1:i386.</text:p>
      <text:p text:style-name="Standard">Preparing to unpack .../076-libsndfile1_1.0.28-4_i386.deb ...</text:p>
      <text:p text:style-name="Standard">Unpacking libsndfile1:i386 (1.0.28-4) ...</text:p>
      <text:p text:style-name="Standard">Selecting previously unselected package libwrap0:i386.</text:p>
      <text:p text:style-name="Standard">Preparing to unpack .../077-libwrap0_7.6.q-27_i386.deb ...</text:p>
      <text:p text:style-name="Standard">Unpacking libwrap0:i386 (7.6.q-27) ...</text:p>
      <text:p text:style-name="Standard">Selecting previously unselected package libpulse0:i386.</text:p>
      <text:p text:style-name="Standard">Preparing to unpack .../078-libpulse0_1%3a11.1-1ubuntu7.1_i386.deb ...</text:p>
      <text:p text:style-name="Standard">Unpacking libpulse0:i386 (1:11.1-1ubuntu7.1) ...</text:p>
      <text:p text:style-name="Standard">Selecting previously unselected package libspeexdsp1:i386.</text:p>
      <text:p text:style-name="Standard">Preparing to unpack .../079-libspeexdsp1_1.2~rc1.2-1ubuntu2_i386.deb ...</text:p>
      <text:p text:style-name="Standard"><text:soft-page-break/>Unpacking libspeexdsp1:i386 (1.2~rc1.2-1ubuntu2) ...</text:p>
      <text:p text:style-name="Standard">Selecting previously unselected package libasound2-plugins:i386.</text:p>
      <text:p text:style-name="Standard">Preparing to unpack .../080-libasound2-plugins_1.1.1-1ubuntu1_i386.deb ...</text:p>
      <text:p text:style-name="Standard">Unpacking libasound2-plugins:i386 (1.1.1-1ubuntu1) ...</text:p>
      <text:p text:style-name="Standard">Selecting previously unselected package libavahi-common-data:i386.</text:p>
      <text:p text:style-name="Standard">Preparing to unpack .../081-libavahi-common-data_0.7-3.1ubuntu1.1_i386.deb ...</text:p>
      <text:p text:style-name="Standard">Unpacking libavahi-common-data:i386 (0.7-3.1ubuntu1.1) ...</text:p>
      <text:p text:style-name="Standard">Selecting previously unselected package libavahi-common3:i386.</text:p>
      <text:p text:style-name="Standard">Preparing to unpack .../082-libavahi-common3_0.7-3.1ubuntu1.1_i386.deb ...</text:p>
      <text:p text:style-name="Standard">Unpacking libavahi-common3:i386 (0.7-3.1ubuntu1.1) ...</text:p>
      <text:p text:style-name="Standard">Selecting previously unselected package libavahi-client3:i386.</text:p>
      <text:p text:style-name="Standard">Preparing to unpack .../083-libavahi-client3_0.7-3.1ubuntu1.1_i386.deb ...</text:p>
      <text:p text:style-name="Standard">Unpacking libavahi-client3:i386 (0.7-3.1ubuntu1.1) ...</text:p>
      <text:p text:style-name="Standard">Selecting previously unselected package libcups2:i386.</text:p>
      <text:p text:style-name="Standard">Preparing to unpack .../084-libcups2_2.2.7-1ubuntu2.1_i386.deb ...</text:p>
      <text:p text:style-name="Standard">Unpacking libcups2:i386 (2.2.7-1ubuntu2.1) ...</text:p>
      <text:p text:style-name="Standard">Selecting previously unselected package libdrm-amdgpu1:i386.</text:p>
      <text:p text:style-name="Standard">Preparing to unpack .../085-libdrm-amdgpu1_2.4.91-2_i386.deb ...</text:p>
      <text:p text:style-name="Standard">Unpacking libdrm-amdgpu1:i386 (2.4.91-2) ...</text:p>
      <text:p text:style-name="Standard">Selecting previously unselected package libpciaccess0:i386.</text:p>
      <text:p text:style-name="Standard">Preparing to unpack .../086-libpciaccess0_0.14-1_i386.deb ...</text:p>
      <text:p text:style-name="Standard">Unpacking libpciaccess0:i386 (0.14-1) ...</text:p>
      <text:p text:style-name="Standard">Selecting previously unselected package libdrm-intel1:i386.</text:p>
      <text:p text:style-name="Standard">Preparing to unpack .../087-libdrm-intel1_2.4.91-2_i386.deb ...</text:p>
      <text:p text:style-name="Standard">Unpacking libdrm-intel1:i386 (2.4.91-2) ...</text:p>
      <text:p text:style-name="Standard">Selecting previously unselected package libdrm-nouveau2:i386.</text:p>
      <text:p text:style-name="Standard">Preparing to unpack .../088-libdrm-nouveau2_2.4.91-2_i386.deb ...</text:p>
      <text:p text:style-name="Standard">Unpacking libdrm-nouveau2:i386 (2.4.91-2) ...</text:p>
      <text:p text:style-name="Standard">Selecting previously unselected package libdrm-radeon1:i386.</text:p>
      <text:p text:style-name="Standard">Preparing to unpack .../089-libdrm-radeon1_2.4.91-2_i386.deb ...</text:p>
      <text:p text:style-name="Standard">Unpacking libdrm-radeon1:i386 (2.4.91-2) ...</text:p>
      <text:p text:style-name="Standard">Selecting previously unselected package libexif12:i386.</text:p>
      <text:p text:style-name="Standard">Preparing to unpack .../090-libexif12_0.6.21-4_i386.deb ...</text:p>
      <text:p text:style-name="Standard">Unpacking libexif12:i386 (0.6.21-4) ...</text:p>
      <text:p text:style-name="Standard">Selecting previously unselected package libjpeg8:i386.</text:p>
      <text:p text:style-name="Standard">Preparing to unpack .../091-libjpeg8_8c-2ubuntu8_i386.deb ...</text:p>
      <text:p text:style-name="Standard">Unpacking libjpeg8:i386 (8c-2ubuntu8) ...</text:p>
      <text:p text:style-name="Standard">Selecting previously unselected package libjbig0:i386.</text:p>
      <text:p text:style-name="Standard">Preparing to unpack .../092-libjbig0_2.1-3.1build1_i386.deb ...</text:p>
      <text:p text:style-name="Standard">Unpacking libjbig0:i386 (2.1-3.1build1) ...</text:p>
      <text:p text:style-name="Standard">Selecting previously unselected package libtiff5:i386.</text:p>
      <text:p text:style-name="Standard">Preparing to unpack .../093-libtiff5_4.0.9-5_i386.deb ...</text:p>
      <text:p text:style-name="Standard">Unpacking libtiff5:i386 (4.0.9-5) ...</text:p>
      <text:p text:style-name="Standard">Selecting previously unselected package libwebp6:i386.</text:p>
      <text:p text:style-name="Standard">Preparing to unpack .../094-libwebp6_0.6.1-2_i386.deb ...</text:p>
      <text:p text:style-name="Standard">Unpacking libwebp6:i386 (0.6.1-2) ...</text:p>
      <text:p text:style-name="Standard">Selecting previously unselected package libxpm4:i386.</text:p>
      <text:p text:style-name="Standard">Preparing to unpack .../095-libxpm4_1%3a3.5.12-1_i386.deb ...</text:p>
      <text:p text:style-name="Standard">Unpacking libxpm4:i386 (1:3.5.12-1) ...</text:p>
      <text:p text:style-name="Standard"><text:soft-page-break/>Selecting previously unselected package libgd3:i386.</text:p>
      <text:p text:style-name="Standard">Preparing to unpack .../096-libgd3_2.2.5-4ubuntu0.2_i386.deb ...</text:p>
      <text:p text:style-name="Standard">Unpacking libgd3:i386 (2.2.5-4ubuntu0.2) ...</text:p>
      <text:p text:style-name="Standard">Selecting previously unselected package libglapi-mesa:i386.</text:p>
      <text:p text:style-name="Standard">Preparing to unpack .../097-libglapi-mesa_18.0.5-0ubuntu0~18.04.1_i386.deb ...</text:p>
      <text:p text:style-name="Standard">Unpacking libglapi-mesa:i386 (18.0.5-0ubuntu0~18.04.1) ...</text:p>
      <text:p text:style-name="Standard">Selecting previously unselected package libllvm6.0:i386.</text:p>
      <text:p text:style-name="Standard">Preparing to unpack .../098-libllvm6.0_1%3a6.0-1ubuntu2_i386.deb ...</text:p>
      <text:p text:style-name="Standard">Unpacking libllvm6.0:i386 (1:6.0-1ubuntu2) ...</text:p>
      <text:p text:style-name="Standard">Selecting previously unselected package libsensors4:i386.</text:p>
      <text:p text:style-name="Standard">Preparing to unpack .../099-libsensors4_1%3a3.4.0-4_i386.deb ...</text:p>
      <text:p text:style-name="Standard">Unpacking libsensors4:i386 (1:3.4.0-4) ...</text:p>
      <text:p text:style-name="Standard">Selecting previously unselected package libgl1-mesa-dri:i386.</text:p>
      <text:p text:style-name="Standard">Preparing to unpack .../100-libgl1-mesa-dri_18.0.5-0ubuntu0~18.04.1_i386.deb ...</text:p>
      <text:p text:style-name="Standard">Unpacking libgl1-mesa-dri:i386 (18.0.5-0ubuntu0~18.04.1) ...</text:p>
      <text:p text:style-name="Standard">Selecting previously unselected package libglvnd0:i386.</text:p>
      <text:p text:style-name="Standard">Preparing to unpack .../101-libglvnd0_1.0.0-2ubuntu2.2_i386.deb ...</text:p>
      <text:p text:style-name="Standard">Unpacking libglvnd0:i386 (1.0.0-2ubuntu2.2) ...</text:p>
      <text:p text:style-name="Standard">Selecting previously unselected package libx11-xcb1:i386.</text:p>
      <text:p text:style-name="Standard">Preparing to unpack .../102-libx11-xcb1_2%3a1.6.4-3ubuntu0.1_i386.deb ...</text:p>
      <text:p text:style-name="Standard">Unpacking libx11-xcb1:i386 (2:1.6.4-3ubuntu0.1) ...</text:p>
      <text:p text:style-name="Standard">Selecting previously unselected package libxcb-dri2-0:i386.</text:p>
      <text:p text:style-name="Standard">Preparing to unpack .../103-libxcb-dri2-0_1.13-1_i386.deb ...</text:p>
      <text:p text:style-name="Standard">Unpacking libxcb-dri2-0:i386 (1.13-1) ...</text:p>
      <text:p text:style-name="Standard">Selecting previously unselected package libxcb-dri3-0:i386.</text:p>
      <text:p text:style-name="Standard">Preparing to unpack .../104-libxcb-dri3-0_1.13-1_i386.deb ...</text:p>
      <text:p text:style-name="Standard">Unpacking libxcb-dri3-0:i386 (1.13-1) ...</text:p>
      <text:p text:style-name="Standard">Selecting previously unselected package libxcb-glx0:i386.</text:p>
      <text:p text:style-name="Standard">Preparing to unpack .../105-libxcb-glx0_1.13-1_i386.deb ...</text:p>
      <text:p text:style-name="Standard">Unpacking libxcb-glx0:i386 (1.13-1) ...</text:p>
      <text:p text:style-name="Standard">Selecting previously unselected package libxcb-present0:i386.</text:p>
      <text:p text:style-name="Standard">Preparing to unpack .../106-libxcb-present0_1.13-1_i386.deb ...</text:p>
      <text:p text:style-name="Standard">Unpacking libxcb-present0:i386 (1.13-1) ...</text:p>
      <text:p text:style-name="Standard">Selecting previously unselected package libxcb-sync1:i386.</text:p>
      <text:p text:style-name="Standard">Preparing to unpack .../107-libxcb-sync1_1.13-1_i386.deb ...</text:p>
      <text:p text:style-name="Standard">Unpacking libxcb-sync1:i386 (1.13-1) ...</text:p>
      <text:p text:style-name="Standard">Selecting previously unselected package libxdamage1:i386.</text:p>
      <text:p text:style-name="Standard">Preparing to unpack .../108-libxdamage1_1%3a1.1.4-3_i386.deb ...</text:p>
      <text:p text:style-name="Standard">Unpacking libxdamage1:i386 (1:1.1.4-3) ...</text:p>
      <text:p text:style-name="Standard">Selecting previously unselected package libxfixes3:i386.</text:p>
      <text:p text:style-name="Standard">Preparing to unpack .../109-libxfixes3_1%3a5.0.3-1_i386.deb ...</text:p>
      <text:p text:style-name="Standard">Unpacking libxfixes3:i386 (1:5.0.3-1) ...</text:p>
      <text:p text:style-name="Standard">Selecting previously unselected package libxshmfence1:i386.</text:p>
      <text:p text:style-name="Standard">Preparing to unpack .../110-libxshmfence1_1.3-1_i386.deb ...</text:p>
      <text:p text:style-name="Standard">Unpacking libxshmfence1:i386 (1.3-1) ...</text:p>
      <text:p text:style-name="Standard">Selecting previously unselected package libglx-mesa0:i386.</text:p>
      <text:p text:style-name="Standard">Preparing to unpack .../111-libglx-mesa0_18.0.5-0ubuntu0~18.04.1_i386.deb ...</text:p>
      <text:p text:style-name="Standard">Unpacking libglx-mesa0:i386 (18.0.5-0ubuntu0~18.04.1) ...</text:p>
      <text:p text:style-name="Standard">Selecting previously unselected package libglx0:i386.</text:p>
      <text:p text:style-name="Standard"><text:soft-page-break/>Preparing to unpack .../112-libglx0_1.0.0-2ubuntu2.2_i386.deb ...</text:p>
      <text:p text:style-name="Standard">Unpacking libglx0:i386 (1.0.0-2ubuntu2.2) ...</text:p>
      <text:p text:style-name="Standard">Selecting previously unselected package libgl1:i386.</text:p>
      <text:p text:style-name="Standard">Preparing to unpack .../113-libgl1_1.0.0-2ubuntu2.2_i386.deb ...</text:p>
      <text:p text:style-name="Standard">Unpacking libgl1:i386 (1.0.0-2ubuntu2.2) ...</text:p>
      <text:p text:style-name="Standard">Selecting previously unselected package libgl1-mesa-glx:i386.</text:p>
      <text:p text:style-name="Standard">Preparing to unpack .../114-libgl1-mesa-glx_18.0.5-0ubuntu0~18.04.1_i386.deb ...</text:p>
      <text:p text:style-name="Standard">Unpacking libgl1-mesa-glx:i386 (18.0.5-0ubuntu0~18.04.1) ...</text:p>
      <text:p text:style-name="Standard">Selecting previously unselected package libltdl7:i386.</text:p>
      <text:p text:style-name="Standard">Preparing to unpack .../115-libltdl7_2.4.6-2_i386.deb ...</text:p>
      <text:p text:style-name="Standard">Unpacking libltdl7:i386 (2.4.6-2) ...</text:p>
      <text:p text:style-name="Standard">Selecting previously unselected package libgphoto2-port12:i386.</text:p>
      <text:p text:style-name="Standard">Preparing to unpack .../116-libgphoto2-port12_2.5.16-2_i386.deb ...</text:p>
      <text:p text:style-name="Standard">Unpacking libgphoto2-port12:i386 (2.5.16-2) ...</text:p>
      <text:p text:style-name="Standard">Selecting previously unselected package libgphoto2-6:i386.</text:p>
      <text:p text:style-name="Standard">Preparing to unpack .../117-libgphoto2-6_2.5.16-2_i386.deb ...</text:p>
      <text:p text:style-name="Standard">Unpacking libgphoto2-6:i386 (2.5.16-2) ...</text:p>
      <text:p text:style-name="Standard">Selecting previously unselected package libgpm2:i386.</text:p>
      <text:p text:style-name="Standard">Preparing to unpack .../118-libgpm2_1.20.7-5_i386.deb ...</text:p>
      <text:p text:style-name="Standard">Unpacking libgpm2:i386 (1.20.7-5) ...</text:p>
      <text:p text:style-name="Standard">Selecting previously unselected package libgsm1:amd64.</text:p>
      <text:p text:style-name="Standard">Preparing to unpack .../119-libgsm1_1.0.13-4build1_amd64.deb ...</text:p>
      <text:p text:style-name="Standard">Unpacking libgsm1:amd64 (1.0.13-4build1) ...</text:p>
      <text:p text:style-name="Standard">Selecting previously unselected package libgsm1:i386.</text:p>
      <text:p text:style-name="Standard">Preparing to unpack .../120-libgsm1_1.0.13-4build1_i386.deb ...</text:p>
      <text:p text:style-name="Standard">Unpacking libgsm1:i386 (1.0.13-4build1) ...</text:p>
      <text:p text:style-name="Standard">Selecting previously unselected package libheimbase1-heimdal:i386.</text:p>
      <text:p text:style-name="Standard">Preparing to unpack .../121-libheimbase1-heimdal_7.5.0+dfsg-1_i386.deb ...</text:p>
      <text:p text:style-name="Standard">Unpacking libheimbase1-heimdal:i386 (7.5.0+dfsg-1) ...</text:p>
      <text:p text:style-name="Standard">Selecting previously unselected package libhcrypto4-heimdal:i386.</text:p>
      <text:p text:style-name="Standard">Preparing to unpack .../122-libhcrypto4-heimdal_7.5.0+dfsg-1_i386.deb ...</text:p>
      <text:p text:style-name="Standard">Unpacking libhcrypto4-heimdal:i386 (7.5.0+dfsg-1) ...</text:p>
      <text:p text:style-name="Standard">Selecting previously unselected package libwind0-heimdal:i386.</text:p>
      <text:p text:style-name="Standard">Preparing to unpack .../123-libwind0-heimdal_7.5.0+dfsg-1_i386.deb ...</text:p>
      <text:p text:style-name="Standard">Unpacking libwind0-heimdal:i386 (7.5.0+dfsg-1) ...</text:p>
      <text:p text:style-name="Standard">Selecting previously unselected package libhx509-5-heimdal:i386.</text:p>
      <text:p text:style-name="Standard">Preparing to unpack .../124-libhx509-5-heimdal_7.5.0+dfsg-1_i386.deb ...</text:p>
      <text:p text:style-name="Standard">Unpacking libhx509-5-heimdal:i386 (7.5.0+dfsg-1) ...</text:p>
      <text:p text:style-name="Standard">Selecting previously unselected package libkrb5-26-heimdal:i386.</text:p>
      <text:p text:style-name="Standard">Preparing to unpack .../125-libkrb5-26-heimdal_7.5.0+dfsg-1_i386.deb ...</text:p>
      <text:p text:style-name="Standard">Unpacking libkrb5-26-heimdal:i386 (7.5.0+dfsg-1) ...</text:p>
      <text:p text:style-name="Standard">Selecting previously unselected package libheimntlm0-heimdal:i386.</text:p>
      <text:p text:style-name="Standard">Preparing to unpack .../126-libheimntlm0-heimdal_7.5.0+dfsg-1_i386.deb ...</text:p>
      <text:p text:style-name="Standard">Unpacking libheimntlm0-heimdal:i386 (7.5.0+dfsg-1) ...</text:p>
      <text:p text:style-name="Standard">Selecting previously unselected package libgssapi3-heimdal:i386.</text:p>
      <text:p text:style-name="Standard">Preparing to unpack .../127-libgssapi3-heimdal_7.5.0+dfsg-1_i386.deb ...</text:p>
      <text:p text:style-name="Standard">Unpacking libgssapi3-heimdal:i386 (7.5.0+dfsg-1) ...</text:p>
      <text:p text:style-name="Standard">Selecting previously unselected package libieee1284-3:i386.</text:p>
      <text:p text:style-name="Standard">Preparing to unpack .../128-libieee1284-3_0.2.11-13_i386.deb ...</text:p>
      <text:p text:style-name="Standard"><text:soft-page-break/>Unpacking libieee1284-3:i386 (0.2.11-13) ...</text:p>
      <text:p text:style-name="Standard">Selecting previously unselected package liblcms2-2:i386.</text:p>
      <text:p text:style-name="Standard">Preparing to unpack .../129-liblcms2-2_2.9-1ubuntu0.1_i386.deb ...</text:p>
      <text:p text:style-name="Standard">Unpacking liblcms2-2:i386 (2.9-1ubuntu0.1) ...</text:p>
      <text:p text:style-name="Standard">Selecting previously unselected package libsasl2-modules-db:i386.</text:p>
      <text:p text:style-name="Standard">Preparing to unpack .../130-libsasl2-modules-db_2.1.27~101-g0780600+dfsg-3ubuntu2_i386.deb ...</text:p>
      <text:p text:style-name="Standard">Unpacking libsasl2-modules-db:i386 (2.1.27~101-g0780600+dfsg-3ubuntu2) ...</text:p>
      <text:p text:style-name="Standard">Selecting previously unselected package libsasl2-2:i386.</text:p>
      <text:p text:style-name="Standard">Preparing to unpack .../131-libsasl2-2_2.1.27~101-g0780600+dfsg-3ubuntu2_i386.deb ...</text:p>
      <text:p text:style-name="Standard">Unpacking libsasl2-2:i386 (2.1.27~101-g0780600+dfsg-3ubuntu2) ...</text:p>
      <text:p text:style-name="Standard">Selecting previously unselected package libldap-2.4-2:i386.</text:p>
      <text:p text:style-name="Standard">Preparing to unpack .../132-libldap-2.4-2_2.4.45+dfsg-1ubuntu1_i386.deb ...</text:p>
      <text:p text:style-name="Standard">Unpacking libldap-2.4-2:i386 (2.4.45+dfsg-1ubuntu1) ...</text:p>
      <text:p text:style-name="Standard">Selecting previously unselected package libmpg123-0:i386.</text:p>
      <text:p text:style-name="Standard">Preparing to unpack .../133-libmpg123-0_1.25.10-1_i386.deb ...</text:p>
      <text:p text:style-name="Standard">Unpacking libmpg123-0:i386 (1.25.10-1) ...</text:p>
      <text:p text:style-name="Standard">Selecting previously unselected package libodbc1:i386.</text:p>
      <text:p text:style-name="Standard">Preparing to unpack .../134-libodbc1_2.3.4-1.1ubuntu3_i386.deb ...</text:p>
      <text:p text:style-name="Standard">Unpacking libodbc1:i386 (2.3.4-1.1ubuntu3) ...</text:p>
      <text:p text:style-name="Standard">Selecting previously unselected package libodbc1:amd64.</text:p>
      <text:p text:style-name="Standard">Preparing to unpack .../135-libodbc1_2.3.4-1.1ubuntu3_amd64.deb ...</text:p>
      <text:p text:style-name="Standard">Unpacking libodbc1:amd64 (2.3.4-1.1ubuntu3) ...</text:p>
      <text:p text:style-name="Standard">Selecting previously unselected package libopenal-data.</text:p>
      <text:p text:style-name="Standard">Preparing to unpack .../136-libopenal-data_1%3a1.18.2-2_all.deb ...</text:p>
      <text:p text:style-name="Standard">Unpacking libopenal-data (1:1.18.2-2) ...</text:p>
      <text:p text:style-name="Standard">Selecting previously unselected package libsane1:i386.</text:p>
      <text:p text:style-name="Standard">Preparing to unpack .../137-libsane1_1.0.27-1~experimental3ubuntu2_i386.deb ...</text:p>
      <text:p text:style-name="Standard">Unpacking libsane1:i386 (1.0.27-1~experimental3ubuntu2) ...</text:p>
      <text:p text:style-name="Standard">Selecting previously unselected package libsasl2-modules:i386.</text:p>
      <text:p text:style-name="Standard">Preparing to unpack .../138-libsasl2-modules_2.1.27~101-g0780600+dfsg-3ubuntu2_i386.deb ...</text:p>
      <text:p text:style-name="Standard">Unpacking libsasl2-modules:i386 (2.1.27~101-g0780600+dfsg-3ubuntu2) ...</text:p>
      <text:p text:style-name="Standard">Selecting previously unselected package libsndio6.1:i386.</text:p>
      <text:p text:style-name="Standard">Preparing to unpack .../139-libsndio6.1_1.1.0-3_i386.deb ...</text:p>
      <text:p text:style-name="Standard">Unpacking libsndio6.1:i386 (1.1.0-3) ...</text:p>
      <text:p text:style-name="Standard">Selecting previously unselected package libsndio6.1:amd64.</text:p>
      <text:p text:style-name="Standard">Preparing to unpack .../140-libsndio6.1_1.1.0-3_amd64.deb ...</text:p>
      <text:p text:style-name="Standard">Unpacking libsndio6.1:amd64 (1.1.0-3) ...</text:p>
      <text:p text:style-name="Standard">Selecting previously unselected package libv4lconvert0:i386.</text:p>
      <text:p text:style-name="Standard">Preparing to unpack .../141-libv4lconvert0_1.14.2-1_i386.deb ...</text:p>
      <text:p text:style-name="Standard">Unpacking libv4lconvert0:i386 (1.14.2-1) ...</text:p>
      <text:p text:style-name="Standard">Selecting previously unselected package libv4l-0:i386.</text:p>
      <text:p text:style-name="Standard">Preparing to unpack .../142-libv4l-0_1.14.2-1_i386.deb ...</text:p>
      <text:p text:style-name="Standard">Unpacking libv4l-0:i386 (1.14.2-1) ...</text:p>
      <text:p text:style-name="Standard">Selecting previously unselected package libopenal1:i386.</text:p>
      <text:p text:style-name="Standard">Preparing to unpack .../143-libopenal1_1%3a1.18.2-2_i386.deb ...</text:p>
      <text:p text:style-name="Standard">Unpacking libopenal1:i386 (1:1.18.2-2) ...</text:p>
      <text:p text:style-name="Standard">Selecting previously unselected package ocl-icd-libopencl1:i386.</text:p>
      <text:p text:style-name="Standard">Preparing to unpack .../144-ocl-icd-libopencl1_2.2.11-1ubuntu1_i386.deb ...</text:p>
      <text:p text:style-name="Standard">Unpacking ocl-icd-libopencl1:i386 (2.2.11-1ubuntu1) ...</text:p>
      <text:p text:style-name="Standard"><text:soft-page-break/>Selecting previously unselected package libwine:i386.</text:p>
      <text:p text:style-name="Standard">Preparing to unpack .../145-libwine_3.0-1ubuntu1_i386.deb ...</text:p>
      <text:p text:style-name="Standard">Unpacking libwine:i386 (3.0-1ubuntu1) ...</text:p>
      <text:p text:style-name="Standard">Selecting previously unselected package libopenal1:amd64.</text:p>
      <text:p text:style-name="Standard">Preparing to unpack .../146-libopenal1_1%3a1.18.2-2_amd64.deb ...</text:p>
      <text:p text:style-name="Standard">Unpacking libopenal1:amd64 (1:1.18.2-2) ...</text:p>
      <text:p text:style-name="Standard">Selecting previously unselected package ocl-icd-libopencl1:amd64.</text:p>
      <text:p text:style-name="Standard">Preparing to unpack .../147-ocl-icd-libopencl1_2.2.11-1ubuntu1_amd64.deb ...</text:p>
      <text:p text:style-name="Standard">Unpacking ocl-icd-libopencl1:amd64 (2.2.11-1ubuntu1) ...</text:p>
      <text:p text:style-name="Standard">Selecting previously unselected package libwine:amd64.</text:p>
      <text:p text:style-name="Standard">Preparing to unpack .../148-libwine_3.0-1ubuntu1_amd64.deb ...</text:p>
      <text:p text:style-name="Standard">Unpacking libwine:amd64 (3.0-1ubuntu1) ...</text:p>
      <text:p text:style-name="Standard">Selecting previously unselected package libxcomposite1:i386.</text:p>
      <text:p text:style-name="Standard">Preparing to unpack .../149-libxcomposite1_1%3a0.4.4-2_i386.deb ...</text:p>
      <text:p text:style-name="Standard">Unpacking libxcomposite1:i386 (1:0.4.4-2) ...</text:p>
      <text:p text:style-name="Standard">Selecting previously unselected package libxcursor1:i386.</text:p>
      <text:p text:style-name="Standard">Preparing to unpack .../150-libxcursor1_1%3a1.1.15-1_i386.deb ...</text:p>
      <text:p text:style-name="Standard">Unpacking libxcursor1:i386 (1:1.1.15-1) ...</text:p>
      <text:p text:style-name="Standard">Selecting previously unselected package libxi6:i386.</text:p>
      <text:p text:style-name="Standard">Preparing to unpack .../151-libxi6_2%3a1.7.9-1_i386.deb ...</text:p>
      <text:p text:style-name="Standard">Unpacking libxi6:i386 (2:1.7.9-1) ...</text:p>
      <text:p text:style-name="Standard">Selecting previously unselected package libxrandr2:i386.</text:p>
      <text:p text:style-name="Standard">Preparing to unpack .../152-libxrandr2_2%3a1.5.1-1_i386.deb ...</text:p>
      <text:p text:style-name="Standard">Unpacking libxrandr2:i386 (2:1.5.1-1) ...</text:p>
      <text:p text:style-name="Standard">Selecting previously unselected package libxslt1.1:i386.</text:p>
      <text:p text:style-name="Standard">Preparing to unpack .../153-libxslt1.1_1.1.29-5_i386.deb ...</text:p>
      <text:p text:style-name="Standard">Unpacking libxslt1.1:i386 (1.1.29-5) ...</text:p>
      <text:p text:style-name="Standard">Selecting previously unselected package wine64.</text:p>
      <text:p text:style-name="Standard">Preparing to unpack .../154-wine64_3.0-1ubuntu1_amd64.deb ...</text:p>
      <text:p text:style-name="Standard">Unpacking wine64 (3.0-1ubuntu1) ...</text:p>
      <text:p text:style-name="Standard">Selecting previously unselected package wine32:i386.</text:p>
      <text:p text:style-name="Standard">Preparing to unpack .../155-wine32_3.0-1ubuntu1_i386.deb ...</text:p>
      <text:p text:style-name="Standard">Unpacking wine32:i386 (3.0-1ubuntu1) ...</text:p>
      <text:p text:style-name="Standard">Selecting previously unselected package wine-stable.</text:p>
      <text:p text:style-name="Standard">Preparing to unpack .../156-wine-stable_3.0-1ubuntu1_all.deb ...</text:p>
      <text:p text:style-name="Standard">Unpacking wine-stable (3.0-1ubuntu1) ...</text:p>
      <text:p text:style-name="Standard">Selecting previously unselected package libcapi20-3:amd64.</text:p>
      <text:p text:style-name="Standard">Preparing to unpack .../157-libcapi20-3_1%3a3.27-3_amd64.deb ...</text:p>
      <text:p text:style-name="Standard">Unpacking libcapi20-3:amd64 (1:3.27-3) ...</text:p>
      <text:p text:style-name="Standard">Selecting previously unselected package libcapi20-3:i386.</text:p>
      <text:p text:style-name="Standard">Preparing to unpack .../158-libcapi20-3_1%3a3.27-3_i386.deb ...</text:p>
      <text:p text:style-name="Standard">Unpacking libcapi20-3:i386 (1:3.27-3) ...</text:p>
      <text:p text:style-name="Standard">Selecting previously unselected package libglu1-mesa:i386.</text:p>
      <text:p text:style-name="Standard">Preparing to unpack .../159-libglu1-mesa_9.0.0-2.1build1_i386.deb ...</text:p>
      <text:p text:style-name="Standard">Unpacking libglu1-mesa:i386 (9.0.0-2.1build1) ...</text:p>
      <text:p text:style-name="Standard">Selecting previously unselected package libosmesa6:i386.</text:p>
      <text:p text:style-name="Standard">Preparing to unpack .../160-libosmesa6_18.0.5-0ubuntu0~18.04.1_i386.deb ...</text:p>
      <text:p text:style-name="Standard">Unpacking libosmesa6:i386 (18.0.5-0ubuntu0~18.04.1) ...</text:p>
      <text:p text:style-name="Standard">Selecting previously unselected package libosmesa6:amd64.</text:p>
      <text:p text:style-name="Standard"><text:soft-page-break/>Preparing to unpack .../161-libosmesa6_18.0.5-0ubuntu0~18.04.1_amd64.deb ...</text:p>
      <text:p text:style-name="Standard">Unpacking libosmesa6:amd64 (18.0.5-0ubuntu0~18.04.1) ...</text:p>
      <text:p text:style-name="Standard">Setting up libcom-err2:i386 (1.44.1-1) ...</text:p>
      <text:p text:style-name="Standard">Setting up libglvnd0:i386 (1.0.0-2ubuntu2.2) ...</text:p>
      <text:p text:style-name="Standard">Setting up libtinfo5:i386 (6.1-1ubuntu1.18.04) ...</text:p>
      <text:p text:style-name="Standard">Setting up libudev1:i386 (237-3ubuntu10.3) ...</text:p>
      <text:p text:style-name="Standard">Setting up libunistring2:i386 (0.9.9-0ubuntu1) ...</text:p>
      <text:p text:style-name="Standard">Setting up libnettle6:i386 (3.4-1) ...</text:p>
      <text:p text:style-name="Standard">Setting up libexpat1:i386 (2.2.5-3) ...</text:p>
      <text:p text:style-name="Standard">Setting up libidn2-0:i386 (2.0.4-1.1build2) ...</text:p>
      <text:p text:style-name="Standard">Setting up libasyncns0:i386 (0.8-6) ...</text:p>
      <text:p text:style-name="Standard">Setting up libodbc1:amd64 (2.3.4-1.1ubuntu3) ...</text:p>
      <text:p text:style-name="Standard">Setting up liblcms2-2:i386 (2.9-1ubuntu0.1) ...</text:p>
      <text:p text:style-name="Standard">Setting up libjbig0:i386 (2.1-3.1build1) ...</text:p>
      <text:p text:style-name="Standard">Setting up libuuid1:i386 (2.31.1-0.4ubuntu3.2) ...</text:p>
      <text:p text:style-name="Standard">Setting up libgpm2:i386 (1.20.7-5) ...</text:p>
      <text:p text:style-name="Standard">Setting up libdb5.3:i386 (5.3.28-13.1ubuntu1) ...</text:p>
      <text:p text:style-name="Standard">Setting up zlib1g:i386 (1:1.2.11.dfsg-0ubuntu2) ...</text:p>
      <text:p text:style-name="Standard">Setting up libosmesa6:amd64 (18.0.5-0ubuntu0~18.04.1) ...</text:p>
      <text:p text:style-name="Standard">Setting up libelf1:i386 (0.170-0.4) ...</text:p>
      <text:p text:style-name="Standard">Processing triggers for libglib2.0-0:amd64 (2.56.2-0ubuntu0.18.04.2) ...</text:p>
      <text:p text:style-name="Standard">Setting up libxshmfence1:i386 (1.3-1) ...</text:p>
      <text:p text:style-name="Standard">Setting up libcap2:i386 (1:2.25-1.2) ...</text:p>
      <text:p text:style-name="Standard">Setting up libsasl2-modules-db:i386 (2.1.27~101-g0780600+dfsg-3ubuntu2) ...</text:p>
      <text:p text:style-name="Standard">Setting up libsasl2-2:i386 (2.1.27~101-g0780600+dfsg-3ubuntu2) ...</text:p>
      <text:p text:style-name="Standard">Setting up libsystemd0:i386 (237-3ubuntu10.3) ...</text:p>
      <text:p text:style-name="Standard">Setting up fonts-wine (3.0-1ubuntu1) ...</text:p>
      <text:p text:style-name="Standard">Setting up libjpeg-turbo8:i386 (1.5.2-0ubuntu5.18.04.1) ...</text:p>
      <text:p text:style-name="Standard">Setting up libroken18-heimdal:i386 (7.5.0+dfsg-1) ...</text:p>
      <text:p text:style-name="Standard">Setting up libpcre3:i386 (2:8.39-9) ...</text:p>
      <text:p text:style-name="Standard">Setting up libglapi-mesa:i386 (18.0.5-0ubuntu0~18.04.1) ...</text:p>
      <text:p text:style-name="Standard">Setting up libcdparanoia0:i386 (3.10.2+debian-13) ...</text:p>
      <text:p text:style-name="Standard">Setting up libbsd0:i386 (0.8.7-1) ...</text:p>
      <text:p text:style-name="Standard">Setting up libkrb5support0:i386 (1.16-2build1) ...</text:p>
      <text:p text:style-name="Standard">Setting up libcapi20-3:amd64 (1:3.27-3) ...</text:p>
      <text:p text:style-name="Standard">Setting up libcapi20-3:i386 (1:3.27-3) ...</text:p>
      <text:p text:style-name="Standard">Setting up libblkid1:i386 (2.31.1-0.4ubuntu3.2) ...</text:p>
      <text:p text:style-name="Standard">Setting up libopus0:i386 (1.1.2-1ubuntu1) ...</text:p>
      <text:p text:style-name="Standard">Setting up libtasn1-6:i386 (4.13-2) ...</text:p>
      <text:p text:style-name="Standard">Setting up libasound2:i386 (1.1.3-5ubuntu0.1) ...</text:p>
      <text:p text:style-name="Standard">Setting up libdrm2:i386 (2.4.91-2) ...</text:p>
      <text:p text:style-name="Standard">Setting up libopenal-data (1:1.18.2-2) ...</text:p>
      <text:p text:style-name="Standard">Setting up libogg0:i386 (1.3.2-1) ...</text:p>
      <text:p text:style-name="Standard">Setting up libx11-xcb1:i386 (2:1.6.4-3ubuntu0.1) ...</text:p>
      <text:p text:style-name="Standard">Setting up libgmp10:i386 (2:6.1.2+dfsg-2) ...</text:p>
      <text:p text:style-name="Standard">Setting up libpixman-1-0:i386 (0.34.0-2) ...</text:p>
      <text:p text:style-name="Standard">Setting up libusb-1.0-0:i386 (2:1.0.21-2) ...</text:p>
      <text:p text:style-name="Standard">Processing triggers for libc-bin (2.27-3ubuntu1) ...</text:p>
      <text:p text:style-name="Standard">Processing triggers for udev (237-3ubuntu10.3) ...</text:p>
      <text:p text:style-name="Standard"><text:soft-page-break/>Setting up libssl1.1:i386 (1.1.0g-2ubuntu4.1) ...</text:p>
      <text:p text:style-name="Standard">Setting up libheimbase1-heimdal:i386 (7.5.0+dfsg-1) ...</text:p>
      <text:p text:style-name="Standard">Setting up libselinux1:i386 (2.7-2build2) ...</text:p>
      <text:p text:style-name="Standard">Setting up libltdl7:i386 (2.4.6-2) ...</text:p>
      <text:p text:style-name="Standard">Setting up libsqlite3-0:i386 (3.22.0-1) ...</text:p>
      <text:p text:style-name="Standard">Setting up libvisual-0.4-0:i386 (0.4.0-11) ...</text:p>
      <text:p text:style-name="Standard">Setting up libpciaccess0:i386 (0.14-1) ...</text:p>
      <text:p text:style-name="Standard">Setting up libsensors4:i386 (1:3.4.0-4) ...</text:p>
      <text:p text:style-name="Standard">Processing triggers for man-db (2.8.3-2ubuntu0.1) ...</text:p>
      <text:p text:style-name="Standard">Setting up libstdc++6:i386 (8.2.0-1ubuntu2~18.04) ...</text:p>
      <text:p text:style-name="Standard">Setting up libffi6:i386 (3.2.1-8) ...</text:p>
      <text:p text:style-name="Standard">Setting up libdrm-radeon1:i386 (2.4.91-2) ...</text:p>
      <text:p text:style-name="Standard">Setting up liborc-0.4-0:i386 (1:0.4.28-1) ...</text:p>
      <text:p text:style-name="Standard">Setting up libxdmcp6:i386 (1:1.1.2-3) ...</text:p>
      <text:p text:style-name="Standard">Setting up ocl-icd-libopencl1:i386 (2.2.11-1ubuntu1) ...</text:p>
      <text:p text:style-name="Standard">Setting up ocl-icd-libopencl1:amd64 (2.2.11-1ubuntu1) ...</text:p>
      <text:p text:style-name="Standard">Setting up libmount1:i386 (2.31.1-0.4ubuntu3.2) ...</text:p>
      <text:p text:style-name="Standard">Setting up libkeyutils1:i386 (1.5.9-9.2ubuntu2) ...</text:p>
      <text:p text:style-name="Standard">Setting up libdrm-nouveau2:i386 (2.4.91-2) ...</text:p>
      <text:p text:style-name="Standard">Setting up libsasl2-modules:i386 (2.1.27~101-g0780600+dfsg-3ubuntu2) ...</text:p>
      <text:p text:style-name="Standard">Setting up libsamplerate0:i386 (0.1.9-1) ...</text:p>
      <text:p text:style-name="Standard">Setting up libsndio6.1:i386 (1.1.0-3) ...</text:p>
      <text:p text:style-name="Standard">Setting up libsndio6.1:amd64 (1.1.0-3) ...</text:p>
      <text:p text:style-name="Standard">Setting up libvorbis0a:i386 (1.3.5-4.2) ...</text:p>
      <text:p text:style-name="Standard">Setting up libieee1284-3:i386 (0.2.11-13) ...</text:p>
      <text:p text:style-name="Standard">Setting up libmpg123-0:i386 (1.25.10-1) ...</text:p>
      <text:p text:style-name="Standard">Processing triggers for hicolor-icon-theme (0.17-2) ...</text:p>
      <text:p text:style-name="Standard">Setting up libexif12:i386 (0.6.21-4) ...</text:p>
      <text:p text:style-name="Standard">Setting up libgsm1:amd64 (1.0.13-4build1) ...</text:p>
      <text:p text:style-name="Standard">Setting up libgsm1:i386 (1.0.13-4build1) ...</text:p>
      <text:p text:style-name="Standard">Setting up libspeexdsp1:i386 (1.2~rc1.2-1ubuntu2) ...</text:p>
      <text:p text:style-name="Standard">Setting up libxau6:i386 (1:1.0.8-1) ...</text:p>
      <text:p text:style-name="Standard">Setting up libdbus-1-3:i386 (1.12.2-1ubuntu1) ...</text:p>
      <text:p text:style-name="Standard">Setting up libwrap0:i386 (7.6.q-27) ...</text:p>
      <text:p text:style-name="Standard">Setting up libavahi-common-data:i386 (0.7-3.1ubuntu1.1) ...</text:p>
      <text:p text:style-name="Standard">Setting up libpcap0.8:i386 (1.8.1-6ubuntu1) ...</text:p>
      <text:p text:style-name="Standard">Setting up libwebp6:i386 (0.6.1-2) ...</text:p>
      <text:p text:style-name="Standard">Setting up libjpeg8:i386 (8c-2ubuntu8) ...</text:p>
      <text:p text:style-name="Standard">Setting up libedit2:i386 (3.1-20170329-1) ...</text:p>
      <text:p text:style-name="Standard">Setting up libncurses5:i386 (6.1-1ubuntu1.18.04) ...</text:p>
      <text:p text:style-name="Standard">Setting up libk5crypto3:i386 (1.16-2build1) ...</text:p>
      <text:p text:style-name="Standard">Setting up libicu60:i386 (60.2-3ubuntu3) ...</text:p>
      <text:p text:style-name="Standard">Setting up libgphoto2-port12:i386 (2.5.16-2) ...</text:p>
      <text:p text:style-name="Standard">Setting up libodbc1:i386 (2.3.4-1.1ubuntu3) ...</text:p>
      <text:p text:style-name="Standard">Setting up libdrm-amdgpu1:i386 (2.4.91-2) ...</text:p>
      <text:p text:style-name="Standard">Setting up libwind0-heimdal:i386 (7.5.0+dfsg-1) ...</text:p>
      <text:p text:style-name="Standard">Setting up libllvm6.0:i386 (1:6.0-1ubuntu2) ...</text:p>
      <text:p text:style-name="Standard">Setting up libpng16-16:i386 (1.6.34-1ubuntu0.18.04.1) ...</text:p>
      <text:p text:style-name="Standard">Setting up libosmesa6:i386 (18.0.5-0ubuntu0~18.04.1) ...</text:p>
      <text:p text:style-name="Standard"><text:soft-page-break/>Setting up libasn1-8-heimdal:i386 (7.5.0+dfsg-1) ...</text:p>
      <text:p text:style-name="Standard">Setting up libv4lconvert0:i386 (1.14.2-1) ...</text:p>
      <text:p text:style-name="Standard">Setting up libglib2.0-0:i386 (2.56.2-0ubuntu0.18.04.2) ...</text:p>
      <text:p text:style-name="Standard">Setting up libhcrypto4-heimdal:i386 (7.5.0+dfsg-1) ...</text:p>
      <text:p text:style-name="Standard">Setting up libflac8:i386 (1.3.2-1) ...</text:p>
      <text:p text:style-name="Standard">Setting up libtiff5:i386 (4.0.9-5) ...</text:p>
      <text:p text:style-name="Standard">Setting up libhx509-5-heimdal:i386 (7.5.0+dfsg-1) ...</text:p>
      <text:p text:style-name="Standard">Setting up libxml2:i386 (2.9.4+dfsg1-6.1ubuntu1.2) ...</text:p>
      <text:p text:style-name="Standard">Setting up libfreetype6:i386 (2.8.1-2ubuntu2) ...</text:p>
      <text:p text:style-name="Standard">Setting up libhogweed4:i386 (3.4-1) ...</text:p>
      <text:p text:style-name="Standard">Setting up libxslt1.1:i386 (1.1.29-5) ...</text:p>
      <text:p text:style-name="Standard">Setting up libdrm-intel1:i386 (2.4.91-2) ...</text:p>
      <text:p text:style-name="Standard">Setting up libp11-kit0:i386 (0.23.9-2) ...</text:p>
      <text:p text:style-name="Standard">Setting up libjack-jackd2-0:i386 (1.9.12~dfsg-2) ...</text:p>
      <text:p text:style-name="Standard">Setting up libopenal1:i386 (1:1.18.2-2) ...</text:p>
      <text:p text:style-name="Standard">Setting up libopenal1:amd64 (1:1.18.2-2) ...</text:p>
      <text:p text:style-name="Standard">Setting up libkrb5-3:i386 (1.16-2build1) ...</text:p>
      <text:p text:style-name="Standard">Setting up libwine:amd64 (3.0-1ubuntu1) ...</text:p>
      <text:p text:style-name="Standard">Setting up libavahi-common3:i386 (0.7-3.1ubuntu1.1) ...</text:p>
      <text:p text:style-name="Standard">Setting up libkrb5-26-heimdal:i386 (7.5.0+dfsg-1) ...</text:p>
      <text:p text:style-name="Standard">Setting up libvorbisenc2:i386 (1.3.5-4.2) ...</text:p>
      <text:p text:style-name="Standard">Setting up libxcb1:i386 (1.13-1) ...</text:p>
      <text:p text:style-name="Standard">Setting up libheimntlm0-heimdal:i386 (7.5.0+dfsg-1) ...</text:p>
      <text:p text:style-name="Standard">Setting up libxcb-present0:i386 (1.13-1) ...</text:p>
      <text:p text:style-name="Standard">Setting up libfontconfig1:i386 (2.12.6-0ubuntu2) ...</text:p>
      <text:p text:style-name="Standard">Setting up libxcb-dri2-0:i386 (1.13-1) ...</text:p>
      <text:p text:style-name="Standard">Setting up libxcb-dri3-0:i386 (1.13-1) ...</text:p>
      <text:p text:style-name="Standard">Setting up libxcb-glx0:i386 (1.13-1) ...</text:p>
      <text:p text:style-name="Standard">Setting up libxcb-render0:i386 (1.13-1) ...</text:p>
      <text:p text:style-name="Standard">Setting up libgstreamer1.0-0:i386 (1.14.1-1~ubuntu18.04.1) ...</text:p>
      <text:p text:style-name="Standard">Setcap worked! gst-ptp-helper is not suid!</text:p>
      <text:p text:style-name="Standard">Setting up libv4l-0:i386 (1.14.2-1) ...</text:p>
      <text:p text:style-name="Standard">Setting up libgnutls30:i386 (3.5.18-1ubuntu1) ...</text:p>
      <text:p text:style-name="Standard">Setting up libx11-6:i386 (2:1.6.4-3ubuntu0.1) ...</text:p>
      <text:p text:style-name="Standard">Setting up libgl1-mesa-dri:i386 (18.0.5-0ubuntu0~18.04.1) ...</text:p>
      <text:p text:style-name="Standard">Setting up libxcb-sync1:i386 (1.13-1) ...</text:p>
      <text:p text:style-name="Standard">Setting up libgssapi-krb5-2:i386 (1.16-2build1) ...</text:p>
      <text:p text:style-name="Standard">Setting up libsndfile1:i386 (1.0.28-4) ...</text:p>
      <text:p text:style-name="Standard">Setting up wine64 (3.0-1ubuntu1) ...</text:p>
      <text:p text:style-name="Standard">Setting up libxcomposite1:i386 (1:0.4.4-2) ...</text:p>
      <text:p text:style-name="Standard">Setting up libxcb-shm0:i386 (1.13-1) ...</text:p>
      <text:p text:style-name="Standard">Setting up libxpm4:i386 (1:3.5.12-1) ...</text:p>
      <text:p text:style-name="Standard">Setting up libxrender1:i386 (1:0.9.10-1) ...</text:p>
      <text:p text:style-name="Standard">Setting up libavahi-client3:i386 (0.7-3.1ubuntu1.1) ...</text:p>
      <text:p text:style-name="Standard">Setting up libgssapi3-heimdal:i386 (7.5.0+dfsg-1) ...</text:p>
      <text:p text:style-name="Standard">Setting up libcups2:i386 (2.2.7-1ubuntu2.1) ...</text:p>
      <text:p text:style-name="Standard">Setting up libgstreamer-plugins-base1.0-0:i386 (1.14.1-1ubuntu1~ubuntu18.04.1) ...</text:p>
      <text:p text:style-name="Standard">Setting up libxdamage1:i386 (1:1.1.4-3) ...</text:p>
      <text:p text:style-name="Standard">Setting up wine-stable (3.0-1ubuntu1) ...</text:p>
      <text:p text:style-name="Standard"><text:soft-page-break/>Setting up libxext6:i386 (2:1.3.3-1) ...</text:p>
      <text:p text:style-name="Standard">Setting up libxfixes3:i386 (1:5.0.3-1) ...</text:p>
      <text:p text:style-name="Standard">Setting up libgd3:i386 (2.2.5-4ubuntu0.2) ...</text:p>
      <text:p text:style-name="Standard">Setting up libpulse0:i386 (1:11.1-1ubuntu7.1) ...</text:p>
      <text:p text:style-name="Standard">Setting up libxcursor1:i386 (1:1.1.15-1) ...</text:p>
      <text:p text:style-name="Standard">Setting up libldap-2.4-2:i386 (2.4.45+dfsg-1ubuntu1) ...</text:p>
      <text:p text:style-name="Standard">Setting up libxxf86vm1:i386 (1:1.1.4-1) ...</text:p>
      <text:p text:style-name="Standard">Setting up libxrandr2:i386 (2:1.5.1-1) ...</text:p>
      <text:p text:style-name="Standard">Setting up libglx-mesa0:i386 (18.0.5-0ubuntu0~18.04.1) ...</text:p>
      <text:p text:style-name="Standard">Setting up libxi6:i386 (2:1.7.9-1) ...</text:p>
      <text:p text:style-name="Standard">Setting up libcairo2:i386 (1.15.10-2) ...</text:p>
      <text:p text:style-name="Standard">Setting up libxinerama1:i386 (2:1.1.3-1) ...</text:p>
      <text:p text:style-name="Standard">Setting up libasound2-plugins:i386 (1.1.1-1ubuntu1) ...</text:p>
      <text:p text:style-name="Standard">Setting up libgphoto2-6:i386 (2.5.16-2) ...</text:p>
      <text:p text:style-name="Standard">Setting up libsane1:i386 (1.0.27-1~experimental3ubuntu2) ...</text:p>
      <text:p text:style-name="Standard">Setting up libwine:i386 (3.0-1ubuntu1) ...</text:p>
      <text:p text:style-name="Standard">Setting up libtheora0:i386 (1.1.1+dfsg.1-14) ...</text:p>
      <text:p text:style-name="Standard">Setting up libglx0:i386 (1.0.0-2ubuntu2.2) ...</text:p>
      <text:p text:style-name="Standard">Setting up gstreamer1.0-plugins-base:i386 (1.14.1-1ubuntu1~ubuntu18.04.1) ...</text:p>
      <text:p text:style-name="Standard">Setting up wine32:i386 (3.0-1ubuntu1) ...</text:p>
      <text:p text:style-name="Standard">Setting up libgl1:i386 (1.0.0-2ubuntu2.2) ...</text:p>
      <text:p text:style-name="Standard">Setting up libglu1-mesa:i386 (9.0.0-2.1build1) ...</text:p>
      <text:p text:style-name="Standard">Setting up libgl1-mesa-glx:i386 (18.0.5-0ubuntu0~18.04.1) ...</text:p>
      <text:p text:style-name="Standard">Processing triggers for libc-bin (2.27-3ubuntu1) ...</text:p>
      <text:p text:style-name="Standard">Processing triggers for wine-stable (3.0-1ubuntu1) ...</text:p>
      <text:p text:style-name="P1">ermao@ermao-ThinkPad-T510:~$ wget http://www.tatanka.com.br/ies4linux/downloads/ies4linux-latest.tar.gz</text:p>
      <text:p text:style-name="Standard">--2018-10-30 22:17:36-- <text:s/>http://www.tatanka.com.br/ies4linux/downloads/ies4linux-latest.tar.gz</text:p>
      <text:p text:style-name="Standard">Resolving www.tatanka.com.br (www.tatanka.com.br)... 69.163.217.24</text:p>
      <text:p text:style-name="Standard">Connecting to www.tatanka.com.br (www.tatanka.com.br)|69.163.217.24|:80... connected.</text:p>
      <text:p text:style-name="Standard">HTTP request sent, awaiting response... 200 OK</text:p>
      <text:p text:style-name="Standard">Length: 332341 (325K) [application/x-tar]</text:p>
      <text:p text:style-name="Standard">Saving to: ‘ies4linux-latest.tar.gz’</text:p>
      <text:p text:style-name="Standard"/>
      <text:p text:style-name="Standard">ies4linux-latest.ta 100%[===================&gt;] 324.55K <text:s/>22.8KB/s <text:s text:c="3"/>in 10s <text:s text:c="4"/></text:p>
      <text:p text:style-name="Standard"/>
      <text:p text:style-name="Standard">2018-10-30 22:17:46 (31.1 KB/s) - ‘ies4linux-latest.tar.gz’ saved [332341/332341]</text:p>
      <text:p text:style-name="Standard"/>
      <text:p text:style-name="P1">ermao@ermao-ThinkPad-T510:~$ tar zxvf ies4linux-latest.tar.gz</text:p>
      <text:p text:style-name="Standard">ies4linux-2.99.0.1/</text:p>
      <text:p text:style-name="Standard">ies4linux-2.99.0.1/LICENSE</text:p>
      <text:p text:style-name="Standard">ies4linux-2.99.0.1/ies4linux</text:p>
      <text:p text:style-name="Standard">ies4linux-2.99.0.1/README</text:p>
      <text:p text:style-name="Standard">ies4linux-2.99.0.1/winereg/</text:p>
      <text:p text:style-name="Standard">ies4linux-2.99.0.1/lang/</text:p>
      <text:p text:style-name="Standard">ies4linux-2.99.0.1/mac/</text:p>
      <text:p text:style-name="Standard">ies4linux-2.99.0.1/lib/</text:p>
      <text:p text:style-name="Standard">ies4linux-2.99.0.1/ui/</text:p>
      <text:p text:style-name="Standard">ies4linux-2.99.0.1/winereg/ie55.reg</text:p>
      <text:p text:style-name="Standard"><text:soft-page-break/>ies4linux-2.99.0.1/winereg/ie6.reg</text:p>
      <text:p text:style-name="Standard">ies4linux-2.99.0.1/winereg/ie7.reg</text:p>
      <text:p text:style-name="Standard">ies4linux-2.99.0.1/winereg/.ie2.reg</text:p>
      <text:p text:style-name="Standard">ies4linux-2.99.0.1/winereg/.ie1.reg</text:p>
      <text:p text:style-name="Standard">ies4linux-2.99.0.1/winereg/ie5.reg</text:p>
      <text:p text:style-name="Standard">ies4linux-2.99.0.1/lang/esMX.sh</text:p>
      <text:p text:style-name="Standard">ies4linux-2.99.0.1/lang/slSI.sh</text:p>
      <text:p text:style-name="Standard">ies4linux-2.99.0.1/lang/svSE.sh</text:p>
      <text:p text:style-name="Standard">ies4linux-2.99.0.1/lang/ukUA.sh</text:p>
      <text:p text:style-name="Standard">ies4linux-2.99.0.1/lang/plPL.sh</text:p>
      <text:p text:style-name="Standard">ies4linux-2.99.0.1/lang/esES.sh</text:p>
      <text:p text:style-name="Standard">ies4linux-2.99.0.1/lang/skSK.sh</text:p>
      <text:p text:style-name="Standard">ies4linux-2.99.0.1/lang/trTR.sh</text:p>
      <text:p text:style-name="Standard">ies4linux-2.99.0.1/lang/huHU.sh</text:p>
      <text:p text:style-name="Standard">ies4linux-2.99.0.1/lang/fiFI.sh</text:p>
      <text:p text:style-name="Standard">ies4linux-2.99.0.1/lang/viVN.sh</text:p>
      <text:p text:style-name="Standard">ies4linux-2.99.0.1/lang/deDE.sh</text:p>
      <text:p text:style-name="Standard">ies4linux-2.99.0.1/lang/etEE.sh</text:p>
      <text:p text:style-name="Standard">ies4linux-2.99.0.1/lang/hrHR.sh</text:p>
      <text:p text:style-name="Standard">ies4linux-2.99.0.1/lang/itIT.sh</text:p>
      <text:p text:style-name="Standard">ies4linux-2.99.0.1/lang/siSI.sh</text:p>
      <text:p text:style-name="Standard">ies4linux-2.99.0.1/lang/zhTW.sh</text:p>
      <text:p text:style-name="Standard">ies4linux-2.99.0.1/lang/ptPT.sh</text:p>
      <text:p text:style-name="Standard">ies4linux-2.99.0.1/lang/roRO.sh</text:p>
      <text:p text:style-name="Standard">ies4linux-2.99.0.1/lang/ptBR.sh</text:p>
      <text:p text:style-name="Standard">ies4linux-2.99.0.1/lang/bgBG.sh</text:p>
      <text:p text:style-name="Standard">ies4linux-2.99.0.1/lang/lvLV.sh</text:p>
      <text:p text:style-name="Standard">ies4linux-2.99.0.1/lang/enUS.sh</text:p>
      <text:p text:style-name="Standard">ies4linux-2.99.0.1/lang/zhCN.sh</text:p>
      <text:p text:style-name="Standard">ies4linux-2.99.0.1/lang/frFR.sh</text:p>
      <text:p text:style-name="Standard">ies4linux-2.99.0.1/lang/msMY.sh</text:p>
      <text:p text:style-name="Standard">ies4linux-2.99.0.1/lang/nlNL.sh</text:p>
      <text:p text:style-name="Standard">ies4linux-2.99.0.1/lang/nbNO.sh</text:p>
      <text:p text:style-name="Standard">ies4linux-2.99.0.1/lang/ltLT.sh</text:p>
      <text:p text:style-name="Standard">ies4linux-2.99.0.1/lang/idID.sh</text:p>
      <text:p text:style-name="Standard">ies4linux-2.99.0.1/lang/jaJP.sh</text:p>
      <text:p text:style-name="Standard">ies4linux-2.99.0.1/lang/srYU.sh</text:p>
      <text:p text:style-name="Standard">ies4linux-2.99.0.1/lang/daDK.sh</text:p>
      <text:p text:style-name="Standard">ies4linux-2.99.0.1/lang/etET.sh</text:p>
      <text:p text:style-name="Standard">ies4linux-2.99.0.1/lang/esAR.sh</text:p>
      <text:p text:style-name="Standard">ies4linux-2.99.0.1/lang/csCZ.sh</text:p>
      <text:p text:style-name="Standard">ies4linux-2.99.0.1/lang/caES.sh</text:p>
      <text:p text:style-name="Standard">ies4linux-2.99.0.1/mac/functions-overwrite.sh</text:p>
      <text:p text:style-name="Standard">ies4linux-2.99.0.1/mac/whereiswine.sh</text:p>
      <text:p text:style-name="Standard">ies4linux-2.99.0.1/lib/xdg-desktop-menu</text:p>
      <text:p text:style-name="Standard">ies4linux-2.99.0.1/lib/help.sh</text:p>
      <text:p text:style-name="Standard">ies4linux-2.99.0.1/lib/files</text:p>
      <text:p text:style-name="Standard">ies4linux-2.99.0.1/lib/ies4linux.png</text:p>
      <text:p text:style-name="Standard">ies4linux-2.99.0.1/lib/functions.sh</text:p>
      <text:p text:style-name="Standard"><text:soft-page-break/>ies4linux-2.99.0.1/lib/messages.txt</text:p>
      <text:p text:style-name="Standard">ies4linux-2.99.0.1/lib/install.sh</text:p>
      <text:p text:style-name="Standard">ies4linux-2.99.0.1/lib/xdg-desktop-icon</text:p>
      <text:p text:style-name="Standard">ies4linux-2.99.0.1/lib/uninstall.sh</text:p>
      <text:p text:style-name="Standard">ies4linux-2.99.0.1/lib/ies4linux.svg</text:p>
      <text:p text:style-name="Standard">ies4linux-2.99.0.1/ui/.svn/</text:p>
      <text:p text:style-name="Standard">ies4linux-2.99.0.1/ui/pygtk/</text:p>
      <text:p text:style-name="Standard">ies4linux-2.99.0.1/ui/kommander/</text:p>
      <text:p text:style-name="Standard">ies4linux-2.99.0.1/ui/.svn/format</text:p>
      <text:p text:style-name="Standard">ies4linux-2.99.0.1/ui/.svn/entries</text:p>
      <text:p text:style-name="Standard">ies4linux-2.99.0.1/ui/.svn/prop-base/</text:p>
      <text:p text:style-name="Standard">ies4linux-2.99.0.1/ui/.svn/tmp/</text:p>
      <text:p text:style-name="Standard">ies4linux-2.99.0.1/ui/.svn/text-base/</text:p>
      <text:p text:style-name="Standard">ies4linux-2.99.0.1/ui/.svn/props/</text:p>
      <text:p text:style-name="Standard">ies4linux-2.99.0.1/ui/.svn/tmp/prop-base/</text:p>
      <text:p text:style-name="Standard">ies4linux-2.99.0.1/ui/.svn/tmp/text-base/</text:p>
      <text:p text:style-name="Standard">ies4linux-2.99.0.1/ui/.svn/tmp/props/</text:p>
      <text:p text:style-name="Standard">ies4linux-2.99.0.1/ui/pygtk/python-gtk.sh</text:p>
      <text:p text:style-name="Standard">ies4linux-2.99.0.1/ui/pygtk/ies4linux-gtk.py</text:p>
      <text:p text:style-name="Standard">ies4linux-2.99.0.1/ui/kommander/advanced.kmdr</text:p>
      <text:p text:style-name="Standard">ies4linux-2.99.0.1/ui/kommander/kommander.sh</text:p>
      <text:p text:style-name="Standard">ies4linux-2.99.0.1/ui/kommander/logo.kmdr</text:p>
      <text:p text:style-name="Standard">ies4linux-2.99.0.1/ui/kommander/installation.kmdr</text:p>
      <text:p text:style-name="Standard">ermao@ermao-ThinkPad-T510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2:19:16.562161363</meta:creation-date>
    <dc:date>2018-10-30T22:20:52.040680470</dc:date>
    <meta:editing-duration>PT1M36S</meta:editing-duration>
    <meta:editing-cycles>1</meta:editing-cycles>
    <meta:document-statistic meta:table-count="0" meta:image-count="0" meta:object-count="0" meta:page-count="24" meta:paragraph-count="1058" meta:word-count="5399" meta:character-count="65124" meta:non-whitespace-character-count="60531"/>
    <meta:generator>LibreOffice/6.0.6.2$Linux_X86_64 LibreOffice_project/00m0$Build-2</meta:generator>
  </office:meta>
</office:document-meta>
</file>